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4.91pt"/>
    </style:style>
    <style:style style:name="ro1" style:family="table-row">
      <style:table-row-properties style:row-height="1134pt" fo:break-before="auto" style:use-optimal-row-height="false"/>
    </style:style>
    <style:style style:name="ro2" style:family="table-row">
      <style:table-row-properties style:row-height="112.51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rent_20_a_20_photobooth_20_Culver_20_City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1856.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nt a photobooth Culver City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table:formula="of:=HYPERLINK(&quot;https://sites.google.com/view/photoboothrentallongbeach/home&quot;; image(&quot;https://lh3.googleusercontent.com/d/1Ub_baxN1yIKa7z6PHbWKiQ5Hv3QmkYdb&quot;))" office:value-type="string" office:string-value="" calcext:value-type="error" table:number-columns-spanned="26" table:number-rows-spanned="1">
            <office:annotation draw:style-name="gr1" draw:text-style-name="P2" svg:width="315.35pt" svg:height="2840.31pt" svg:x="81.38pt" svg:y="5652.34pt" draw:caption-point-x="1776.98pt" draw:caption-point-y="-5652.06pt">
              <dc:date>2024-07-25T00:00:00</dc:date>
              <text:p text:style-name="P1">link https://sites.google.com/view/photobooth-rental-culver-city/culver-city-photo-booths</text:p>
              <text:p text:style-name="P1"><text:tab/>-Erin Edwards</text:p>
              <text:p text:style-name="P1">----</text:p>
              <text:p text:style-name="P1">document https://docs.google.com/document/d/1Bhj-CfGD3O4e4P_1bHb5OqX8PCAc9W_uYwR7K6k9pTQ/edit?usp=sharing</text:p>
              <text:p text:style-name="P1"/>
              <text:p text:style-name="P1"><text:s/>document pub https://docs.google.com/document/d/1Bhj-CfGD3O4e4P_1bHb5OqX8PCAc9W_uYwR7K6k9pTQ/pub</text:p>
              <text:p text:style-name="P1"/>
              <text:p text:style-name="P1"><text:s/>document view https://docs.google.com/document/d/1Bhj-CfGD3O4e4P_1bHb5OqX8PCAc9W_uYwR7K6k9pTQ/view</text:p>
              <text:p text:style-name="P1"/>
              <text:p text:style-name="P1"><text:s/>link https://sites.google.com/view/culvercityphotoboothrentals/home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/>
              <text:p text:style-name="P1"><text:s/>link https://sites.google.com/view/photobooth-rental-culver-city/culver-city-photo-booths</text:p>
              <text:p text:style-name="P1"/>
              <text:p text:style-name="P1"><text:s/>document https://docs.google.com/document/d/1CnIqF2rKOHzJNyHMzcXHF6cXz4gEFUZtqQxeVi7ppfk/edit?usp=sharing</text:p>
              <text:p text:style-name="P1"/>
              <text:p text:style-name="P1"><text:s/>document pub https://docs.google.com/document/d/1CnIqF2rKOHzJNyHMzcXHF6cXz4gEFUZtqQxeVi7ppfk/pub</text:p>
              <text:p text:style-name="P1"/>
              <text:p text:style-name="P1"><text:s/>document view https://docs.google.com/document/d/1CnIqF2rKOHzJNyHMzcXHF6cXz4gEFUZtqQxeVi7ppfk/view</text:p>
              <text:p text:style-name="P1"/>
              <text:p text:style-name="P1"><text:s/>document https://docs.google.com/document/d/1ndrPys1NxSX1LKixn70jpcfjXi2MGc-xbysSqf6y97o/edit?usp=sharing</text:p>
              <text:p text:style-name="P1"/>
              <text:p text:style-name="P1"><text:s/>document pub https://docs.google.com/document/d/1ndrPys1NxSX1LKixn70jpcfjXi2MGc-xbysSqf6y97o/pub</text:p>
              <text:p text:style-name="P1"/>
              <text:p text:style-name="P1"><text:s/>document view https://docs.google.com/document/d/1ndrPys1NxSX1LKixn70jpcfjXi2MGc-xbysSqf6y97o/view</text:p>
              <text:p text:style-name="P1"/>
              <text:p text:style-name="P1"><text:s/>link https://sites.google.com/view/culvercityphotoboothrentals/home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><text:tab/>-Erin Edwards</text:p>
              <text:p text:style-name="P1">----</text:p>
              <text:p text:style-name="P1">link https://sites.google.com/view/photobooth-rental-culver-city/culver-city-photo-booths</text:p>
              <text:p text:style-name="P1"/>
              <text:p text:style-name="P1"><text:s/>document https://docs.google.com/document/d/1MIuyMGq0Pker3pTT6e2pBK81pXYZ8N7ngbxEEDoTcBc/edit?usp=sharing</text:p>
              <text:p text:style-name="P1"/>
              <text:p text:style-name="P1"><text:s/>document pub https://docs.google.com/document/d/1MIuyMGq0Pker3pTT6e2pBK81pXYZ8N7ngbxEEDoTcBc/pub</text:p>
              <text:p text:style-name="P1"/>
              <text:p text:style-name="P1"><text:s/>document view https://docs.google.com/document/d/1MIuyMGq0Pker3pTT6e2pBK81pXYZ8N7ngbxEEDoTcBc/view</text:p>
              <text:p text:style-name="P1"/>
              <text:p text:style-name="P1"><text:s/>document https://docs.google.com/document/d/1pTV5HYyUFXgm7ueq9yTPGI2dvacq3EqeowrnuEtiZ4s/edit?usp=sharing</text:p>
              <text:p text:style-name="P1"/>
              <text:p text:style-name="P1"><text:s/>document pub https://docs.google.com/document/d/1pTV5HYyUFXgm7ueq9yTPGI2dvacq3EqeowrnuEtiZ4s/pub</text:p>
              <text:p text:style-name="P1"/>
              <text:p text:style-name="P1"><text:s/>document view https://docs.google.com/document/d/1pTV5HYyUFXgm7ueq9yTPGI2dvacq3EqeowrnuEtiZ4s/view</text:p>
              <text:p text:style-name="P1"/>
              <text:p text:style-name="P1"><text:s/>document https://docs.google.com/document/d/14AcJxTW0yAOMjIn8UkHiYmRcU23-a1JqEJktDhaVT5g/edit?usp=sharing</text:p>
              <text:p text:style-name="P1"/>
              <text:p text:style-name="P1"><text:s/>document pub https://docs.google.com/document/d/14AcJxTW0yAOMjIn8UkHiYmRcU23-a1JqEJktDhaVT5g/pub</text:p>
              <text:p text:style-name="P1"/>
              <text:p text:style-name="P1"><text:s/>document view https://docs.google.com/document/d/14AcJxTW0yAOMjIn8UkHiYmRcU23-a1JqEJktDhaVT5g/view</text:p>
              <text:p text:style-name="P1"/>
              <text:p text:style-name="P1"><text:s/>link https://sites.google.com/view/culvercityphotoboothrentals/home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/>
              <text:p text:style-name="P1"><text:s/>link https://sites.google.com/view/photobooth-rental-culver-city/culver-city-photo-booths</text:p>
              <text:p text:style-name="P1"/>
              <text:p text:style-name="P1"><text:s/>document https://docs.google.com/document/d/1bbRFdApqGsYlrZTSvn9CE9gen6ii0L2s9udb104h_XM/edit?usp=sharing</text:p>
              <text:p text:style-name="P1"/>
              <text:p text:style-name="P1"><text:s/>document pub https://docs.google.com/document/d/1bbRFdApqGsYlrZTSvn9CE9gen6ii0L2s9udb104h_XM/pub</text:p>
              <text:p text:style-name="P1"/>
              <text:p text:style-name="P1"><text:s/>document view https://docs.google.com/document/d/1bbRFdApqGsYlrZTSvn9CE9gen6ii0L2s9udb104h_XM/view</text:p>
              <text:p text:style-name="P1"/>
              <text:p text:style-name="P1"><text:s/>document https://docs.google.com/document/d/13SjMvNG_nz8n_ZYPWsppoxZFyTy-915tSMCsFrHYWxY/edit?usp=sharing</text:p>
              <text:p text:style-name="P1"/>
              <text:p text:style-name="P1"><text:s/>document pub https://docs.google.com/document/d/13SjMvNG_nz8n_ZYPWsppoxZFyTy-915tSMCsFrHYWxY/pub</text:p>
              <text:p text:style-name="P1"/>
              <text:p text:style-name="P1"><text:s/>document view https://docs.google.com/document/d/13SjMvNG_nz8n_ZYPWsppoxZFyTy-915tSMCsFrHYWxY/view</text:p>
              <text:p text:style-name="P1"><text:tab/>-Erin Edwards</text:p>
              <text:p text:style-name="P1">----</text:p>
              <text:p text:style-name="P1">document view https://docs.google.com/document/d/1PQChidADrU2aYlzoqzFCLwU73a1CMf5JdC2V0fWTn3E/view</text:p>
              <text:p text:style-name="P1"/>
              <text:p text:style-name="P1"><text:s/>document https://docs.google.com/document/d/1rzZC57o3GPResWExu6ndTGR6750yaf3qlVQ2EhMc-mU/edit?usp=sharing</text:p>
              <text:p text:style-name="P1"/>
              <text:p text:style-name="P1"><text:s/>document pub https://docs.google.com/document/d/1rzZC57o3GPResWExu6ndTGR6750yaf3qlVQ2EhMc-mU/pub</text:p>
              <text:p text:style-name="P1"/>
              <text:p text:style-name="P1"><text:s/>document view https://docs.google.com/document/d/1rzZC57o3GPResWExu6ndTGR6750yaf3qlVQ2EhMc-mU/view</text:p>
              <text:p text:style-name="P1"/>
              <text:p text:style-name="P1"><text:s/>link https://sites.google.com/view/culvercityphotoboothrentals/home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/>
              <text:p text:style-name="P1"><text:s/>link https://sites.google.com/view/photobooth-rental-culver-city/culver-city-photo-booths</text:p>
              <text:p text:style-name="P1"/>
              <text:p text:style-name="P1"><text:s/>document https://docs.google.com/document/d/1LcIxGSEjC2forToEU-YhbVs_PC0NoWVFiwD14zUk1vY/edit?usp=sharing</text:p>
              <text:p text:style-name="P1"/>
              <text:p text:style-name="P1"><text:s/>document pub https://docs.google.com/document/d/1LcIxGSEjC2forToEU-YhbVs_PC0NoWVFiwD14zUk1vY/pub</text:p>
              <text:p text:style-name="P1"/>
              <text:p text:style-name="P1"><text:s/>document view https://docs.google.com/document/d/1LcIxGSEjC2forToEU-YhbVs_PC0NoWVFiwD14zUk1vY/view</text:p>
              <text:p text:style-name="P1"/>
              <text:p text:style-name="P1"><text:s/>document https://docs.google.com/document/d/14ZxakjhNbC5dkcP-GH0nUCRo9OFKPf4U9yCATJ_GahY/edit?usp=sharing</text:p>
              <text:p text:style-name="P1"/>
              <text:p text:style-name="P1"><text:s/>document pub https://docs.google.com/document/d/14ZxakjhNbC5dkcP-GH0nUCRo9OFKPf4U9yCATJ_GahY/pub</text:p>
              <text:p text:style-name="P1"/>
              <text:p text:style-name="P1"><text:s/>document view https://docs.google.com/document/d/14ZxakjhNbC5dkcP-GH0nUCRo9OFKPf4U9yCATJ_GahY/view</text:p>
              <text:p text:style-name="P1"/>
              <text:p text:style-name="P1"><text:s/>document https://docs.google.com/document/d/1ZWp-38AfgkT8k_s0oTtzNzb1BuJQCjNu24m7Q5_r3Pc/edit?usp=sharing</text:p>
              <text:p text:style-name="P1"/>
              <text:p text:style-name="P1"><text:s/>document pub https://docs.google.com/document/d/1ZWp-38AfgkT8k_s0oTtzNzb1BuJQCjNu24m7Q5_r3Pc/pub</text:p>
              <text:p text:style-name="P1"/>
              <text:p text:style-name="P1"><text:s/>document view https://docs.google.com/document/d/1ZWp-38AfgkT8k_s0oTtzNzb1BuJQCjNu24m7Q5_r3Pc/view</text:p>
              <text:p text:style-name="P1"/>
              <text:p text:style-name="P1"><text:s/>link https://sites.google.com/view/culvercityphotoboothrentals/home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><text:tab/>-Erin Edwards</text:p>
              <text:p text:style-name="P1">----</text:p>
              <text:p text:style-name="P1">link https://sites.google.com/view/photobooth-rental-culver-city/home</text:p>
              <text:p text:style-name="P1"/>
              <text:p text:style-name="P1"><text:s/>link https://sites.google.com/view/photobooth-rental-culver-city/culver-city-photo-booths</text:p>
              <text:p text:style-name="P1"/>
              <text:p text:style-name="P1"><text:s/>document https://docs.google.com/document/d/1M9IMhmzXVS8oi5F8sMkr5_B7jZc2c8RRnhKh1VoqWlY/edit?usp=sharing</text:p>
              <text:p text:style-name="P1"/>
              <text:p text:style-name="P1"><text:s/>document pub https://docs.google.com/document/d/1M9IMhmzXVS8oi5F8sMkr5_B7jZc2c8RRnhKh1VoqWlY/pub</text:p>
              <text:p text:style-name="P1"/>
              <text:p text:style-name="P1"><text:s/>document view https://docs.google.com/document/d/1M9IMhmzXVS8oi5F8sMkr5_B7jZc2c8RRnhKh1VoqWlY/view</text:p>
              <text:p text:style-name="P1"/>
              <text:p text:style-name="P1"><text:s/>document https://docs.google.com/document/d/1fDE9niAC7z0wwQdTMkIY-u7wl26n7y6ceGD2LuUoKqY/edit?usp=sharing</text:p>
              <text:p text:style-name="P1"/>
              <text:p text:style-name="P1"><text:s/>document pub https://docs.google.com/document/d/1fDE9niAC7z0wwQdTMkIY-u7wl26n7y6ceGD2LuUoKqY/pub</text:p>
              <text:p text:style-name="P1"/>
              <text:p text:style-name="P1"><text:s/>document view https://docs.google.com/document/d/1fDE9niAC7z0wwQdTMkIY-u7wl26n7y6ceGD2LuUoKqY/view</text:p>
              <text:p text:style-name="P1"/>
              <text:p text:style-name="P1"><text:s/>document https://docs.google.com/document/d/1cD0mSayeZWOSkK5Wm8jCWMBMmknk_DMHwSPvjFTGSKY/edit?usp=sharing</text:p>
              <text:p text:style-name="P1"/>
              <text:p text:style-name="P1"><text:s/>document pub https://docs.google.com/document/d/1cD0mSayeZWOSkK5Wm8jCWMBMmknk_DMHwSPvjFTGSKY/pub</text:p>
              <text:p text:style-name="P1"/>
              <text:p text:style-name="P1"><text:s/>document view https://docs.google.com/document/d/1cD0mSayeZWOSkK5Wm8jCWMBMmknk_DMHwSPvjFTGSKY/view</text:p>
              <text:p text:style-name="P1"/>
              <text:p text:style-name="P1"><text:s/>link https://sites.google.com/view/culvercityphotoboothrentals/home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link https://sites.google.com/view/photobooth-rental-culver-city/home</text:p>
              <text:p text:style-name="P1"/>
              <text:p text:style-name="P1"><text:s/>link https://sites.google.com/view/photobooth-rental-culver-city/culver-city-photo-booths</text:p>
              <text:p text:style-name="P1"/>
              <text:p text:style-name="P1"><text:s/>document https://docs.google.com/document/d/1MUwAXivP9AstswaqGPjVOTzWbG56RScz4rj-0SmNGHA/edit?usp=sharing</text:p>
              <text:p text:style-name="P1"/>
              <text:p text:style-name="P1"><text:s/>document pub https://docs.google.com/document/d/1MUwAXivP9AstswaqGPjVOTzWbG56RScz4rj-0SmNGHA/pub</text:p>
              <text:p text:style-name="P1"/>
              <text:p text:style-name="P1"><text:s/>document view https://docs.google.com/document/d/1MUwAXivP9AstswaqGPjVOTzWbG56RScz4rj-0SmNGHA/view</text:p>
              <text:p text:style-name="P1"/>
              <text:p text:style-name="P1"><text:s/>document https://docs.google.com/document/d/1PQChidADrU2aYlzoqzFCLwU73a1CMf5JdC2V0fWTn3E/edit?usp=sharing</text:p>
              <text:p text:style-name="P1"/>
              <text:p text:style-name="P1"><text:s/>document pub https://docs.google.com/document/d/1PQChidADrU2aYlzoqzFCLwU73a1CMf5JdC2V0fWTn3E/pub</text:p>
              <text:p text:style-name="P1"><text:tab/>-Erin Edwards</text:p>
              <text:p text:style-name="P1">----</text:p>
              <text:p text:style-name="P1">sheet https://docs.google.com/spreadsheets/d/1YYQaBWrN_rAVvyflBwSpSzFsVMc5cKHruuBxPgNYNtk/edit#gid=0</text:p>
              <text:p text:style-name="P1"/>
              <text:p text:style-name="P1"><text:s/>sheet https://docs.google.com/spreadsheets/d/1YYQaBWrN_rAVvyflBwSpSzFsVMc5cKHruuBxPgNYNtk/edit#gid=1923026811</text:p>
              <text:p text:style-name="P1"/>
              <text:p text:style-name="P1"><text:s/>sheet https://docs.google.com/spreadsheets/d/1YYQaBWrN_rAVvyflBwSpSzFsVMc5cKHruuBxPgNYNtk/edit#gid=1696337471</text:p>
              <text:p text:style-name="P1"/>
              <text:p text:style-name="P1"><text:s/>sheet https://docs.google.com/spreadsheets/d/1YYQaBWrN_rAVvyflBwSpSzFsVMc5cKHruuBxPgNYNtk/edit#gid=83107292</text:p>
              <text:p text:style-name="P1"/>
              <text:p text:style-name="P1"><text:s/>sheet https://docs.google.com/spreadsheets/d/1YYQaBWrN_rAVvyflBwSpSzFsVMc5cKHruuBxPgNYNtk/edit#gid=1190497171</text:p>
              <text:p text:style-name="P1"/>
              <text:p text:style-name="P1"><text:s/>folder HTML https://drive.google.com/drive/folders/1Tpw0VnoR_YnpNMGgKOkcRM8Dj11D59H_?usp=sharing</text:p>
              <text:p text:style-name="P1"/>
              <text:p text:style-name="P1"><text:s/>HTML https://drive.google.com/file/d/1RNOMsUeENHbBPqO1GKVAt_aCfJ9uDj9O/view?usp=sharing</text:p>
              <text:p text:style-name="P1"/>
              <text:p text:style-name="P1"><text:s/>folder Microsoft Files https://drive.google.com/drive/folders/1AdQ5gDODMdQyqOhKqxhmjaGOQDMeIlXf?usp=sharing</text:p>
              <text:p text:style-name="P1"/>
              <text:p text:style-name="P1"><text:s/>document https://docs.google.com/document/d/1ZRdY3zsm7Ub20Gh2slHko-eRTNOuaXRfFOpewNGKZOA/edit?usp=sharing</text:p>
              <text:p text:style-name="P1"/>
              <text:p text:style-name="P1"><text:s/>document pub https://docs.google.com/document/d/1ZRdY3zsm7Ub20Gh2slHko-eRTNOuaXRfFOpewNGKZOA/pub</text:p>
              <text:p text:style-name="P1"/>
              <text:p text:style-name="P1"><text:s/>document view https://docs.google.com/document/d/1ZRdY3zsm7Ub20Gh2slHko-eRTNOuaXRfFOpewNGKZOA/view</text:p>
              <text:p text:style-name="P1"/>
              <text:p text:style-name="P1"><text:s/>document https://docs.google.com/document/d/1h10WDvw1j_ck_JapZQH5d5RR1dpEgTFNbouHLnI1sUw/edit?usp=sharing</text:p>
              <text:p text:style-name="P1"/>
              <text:p text:style-name="P1"><text:s/>document pub https://docs.google.com/document/d/1h10WDvw1j_ck_JapZQH5d5RR1dpEgTFNbouHLnI1sUw/pub</text:p>
              <text:p text:style-name="P1"/>
              <text:p text:style-name="P1"><text:s/>document view https://docs.google.com/document/d/1h10WDvw1j_ck_JapZQH5d5RR1dpEgTFNbouHLnI1sUw/view</text:p>
              <text:p text:style-name="P1"/>
              <text:p text:style-name="P1"><text:s/>document https://docs.google.com/document/d/1LM8X4nPjFZmMeLYmA2XwDIoapfTyC6TGO9moGt9VlZY/edit?usp=sharing</text:p>
              <text:p text:style-name="P1"/>
              <text:p text:style-name="P1"><text:s/>document pub https://docs.google.com/document/d/1LM8X4nPjFZmMeLYmA2XwDIoapfTyC6TGO9moGt9VlZY/pub</text:p>
              <text:p text:style-name="P1"/>
              <text:p text:style-name="P1"><text:s/>document view https://docs.google.com/document/d/1LM8X4nPjFZmMeLYmA2XwDIoapfTyC6TGO9moGt9VlZY/view</text:p>
              <text:p text:style-name="P1"/>
              <text:p text:style-name="P1"><text:s/>link https://sites.google.com/view/culvercityphotoboothrentals/home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><text:tab/>-Erin Edwards</text:p>
              <text:p text:style-name="P1">----</text:p>
              <text:p text:style-name="P1">Calendar - All Day Event https://www.google.com/calendar/event?eid=cHFsMmMzdWgwcWJhN3BrZDdjcDNoaGZuYzQgZDI1YTkwYzI1Y2ZiODQzZTQxZjk4MThiNTRkMzMyOWZjZjg5OTU5MWFiNTc1OWVjMzFiNDlmMmU1NTE2ZDA1YkBncm91cC5jYWxlbmRhci5nb29nbGUuY29t</text:p>
              <text:p text:style-name="P1"/>
              <text:p text:style-name="P1"><text:s/>Calendar - All Day Event https://www.google.com/calendar/event?eid=MDlpcG1jcnBobzBkMzA1b2NvMjN0NnVuc3MgZDI1YTkwYzI1Y2ZiODQzZTQxZjk4MThiNTRkMzMyOWZjZjg5OTU5MWFiNTc1OWVjMzFiNDlmMmU1NTE2ZDA1YkBncm91cC5jYWxlbmRhci5nb29nbGUuY29t</text:p>
              <text:p text:style-name="P1"/>
              <text:p text:style-name="P1"><text:s/>Calendar - All Day Event https://www.google.com/calendar/event?eid=bjJtczdhZWNuYTZobzdocTloZXE4NHMzczQgZDI1YTkwYzI1Y2ZiODQzZTQxZjk4MThiNTRkMzMyOWZjZjg5OTU5MWFiNTc1OWVjMzFiNDlmMmU1NTE2ZDA1YkBncm91cC5jYWxlbmRhci5nb29nbGUuY29t</text:p>
              <text:p text:style-name="P1"/>
              <text:p text:style-name="P1"><text:s/>Calendar - All Day Event https://www.google.com/calendar/event?eid=aTZxYWV1ZGFoNTR2MGcwaXJrOG84NWRmMWsgZDI1YTkwYzI1Y2ZiODQzZTQxZjk4MThiNTRkMzMyOWZjZjg5OTU5MWFiNTc1OWVjMzFiNDlmMmU1NTE2ZDA1YkBncm91cC5jYWxlbmRhci5nb29nbGUuY29t</text:p>
              <text:p text:style-name="P1"/>
              <text:p text:style-name="P1"><text:s/>Calendar - All Day Event https://www.google.com/calendar/event?eid=NmpmMGduM3QzM3Fva2UxdmY5aDBybjhvMWcgZDI1YTkwYzI1Y2ZiODQzZTQxZjk4MThiNTRkMzMyOWZjZjg5OTU5MWFiNTc1OWVjMzFiNDlmMmU1NTE2ZDA1YkBncm91cC5jYWxlbmRhci5nb29nbGUuY29t</text:p>
              <text:p text:style-name="P1"/>
              <text:p text:style-name="P1"><text:s/>Calendar - All Day Event https://www.google.com/calendar/event?eid=N3IyYWhyYTRkajUyZ2NiYnBlZDhsM2JibmsgZDI1YTkwYzI1Y2ZiODQzZTQxZjk4MThiNTRkMzMyOWZjZjg5OTU5MWFiNTc1OWVjMzFiNDlmMmU1NTE2ZDA1YkBncm91cC5jYWxlbmRhci5nb29nbGUuY29t</text:p>
              <text:p text:style-name="P1"/>
              <text:p text:style-name="P1"><text:s/>Calendar - All Day Event https://www.google.com/calendar/event?eid=bXNiOGFudWZwcTNhb3VqazYwbXJmdXEydTggZDI1YTkwYzI1Y2ZiODQzZTQxZjk4MThiNTRkMzMyOWZjZjg5OTU5MWFiNTc1OWVjMzFiNDlmMmU1NTE2ZDA1YkBncm91cC5jYWxlbmRhci5nb29nbGUuY29t</text:p>
              <text:p text:style-name="P1"/>
              <text:p text:style-name="P1"><text:s/>Calendar - All Day Event https://www.google.com/calendar/event?eid=MmcyNGhjZm5vM21nZnFqcTVsNW9qbGN1ZjQgZDI1YTkwYzI1Y2ZiODQzZTQxZjk4MThiNTRkMzMyOWZjZjg5OTU5MWFiNTc1OWVjMzFiNDlmMmU1NTE2ZDA1YkBncm91cC5jYWxlbmRhci5nb29nbGUuY29t</text:p>
              <text:p text:style-name="P1"/>
              <text:p text:style-name="P1"><text:s/>video https://youtu.be/pwiqBbyeUjE</text:p>
              <text:p text:style-name="P1"/>
              <text:p text:style-name="P1"><text:s/>video https://youtu.be/1-dEkZNtZHI</text:p>
              <text:p text:style-name="P1"/>
              <text:p text:style-name="P1"><text:s/>video https://youtu.be/FPsGz17-j10</text:p>
              <text:p text:style-name="P1"/>
              <text:p text:style-name="P1"><text:s/>video https://youtu.be/EmCLBIu0R2I</text:p>
              <text:p text:style-name="P1"/>
              <text:p text:style-name="P1"><text:s/>video https://youtu.be/10hlB0RTfVM</text:p>
              <text:p text:style-name="P1"><text:tab/>-Erin Edwards</text:p>
              <text:p text:style-name="P1">----</text:p>
              <text:p text:style-name="P1">document view https://docs.google.com/document/d/1b93ofkWOlPSUGR9cAcLNkuyYNnDMYCTOETzcB9Q4Z0I/view</text:p>
              <text:p text:style-name="P1"/>
              <text:p text:style-name="P1"><text:s/>presentation https://docs.google.com/presentation/d/1yrTUDKSDuWelImVnxkhui5P69po1nxy5NCJ1NP5-Z14/edit?usp=sharing</text:p>
              <text:p text:style-name="P1"/>
              <text:p text:style-name="P1"><text:s/>presentation pub https://docs.google.com/presentation/d/1yrTUDKSDuWelImVnxkhui5P69po1nxy5NCJ1NP5-Z14/pub?start=true&amp;loop=true&amp;delayms=3000</text:p>
              <text:p text:style-name="P1"/>
              <text:p text:style-name="P1"><text:s/>presentation view https://docs.google.com/presentation/d/1yrTUDKSDuWelImVnxkhui5P69po1nxy5NCJ1NP5-Z14/view</text:p>
              <text:p text:style-name="P1"/>
              <text:p text:style-name="P1"><text:s/>presentation html https://docs.google.com/presentation/d/1yrTUDKSDuWelImVnxkhui5P69po1nxy5NCJ1NP5-Z14/htmlpresent</text:p>
              <text:p text:style-name="P1"/>
              <text:p text:style-name="P1"><text:s/>calendar https://calendar.google.com?cid=d25a90c25cfb843e41f9818b54d3329fcf899591ab5759ec31b49f2e5516d05b@group.calendar.google.com</text:p>
              <text:p text:style-name="P1"/>
              <text:p text:style-name="P1"><text:s/>Calendar - All Day Event https://www.google.com/calendar/event?eid=NWFrM2tjOWZwZXR2b3R2OTV1czF2cGVtbDQgZDI1YTkwYzI1Y2ZiODQzZTQxZjk4MThiNTRkMzMyOWZjZjg5OTU5MWFiNTc1OWVjMzFiNDlmMmU1NTE2ZDA1YkBncm91cC5jYWxlbmRhci5nb29nbGUuY29t</text:p>
              <text:p text:style-name="P1"/>
              <text:p text:style-name="P1"><text:s/>Calendar - All Day Event https://www.google.com/calendar/event?eid=aDJnMXJsbXY5MHJnMzBudGM3MTQ1ZWI5cWcgZDI1YTkwYzI1Y2ZiODQzZTQxZjk4MThiNTRkMzMyOWZjZjg5OTU5MWFiNTc1OWVjMzFiNDlmMmU1NTE2ZDA1YkBncm91cC5jYWxlbmRhci5nb29nbGUuY29t</text:p>
              <text:p text:style-name="P1"/>
              <text:p text:style-name="P1"><text:s/>Calendar - All Day Event https://www.google.com/calendar/event?eid=ZTlnNWk5cWVibzRkOG1sdnRvZHFpN3RmNnMgZDI1YTkwYzI1Y2ZiODQzZTQxZjk4MThiNTRkMzMyOWZjZjg5OTU5MWFiNTc1OWVjMzFiNDlmMmU1NTE2ZDA1YkBncm91cC5jYWxlbmRhci5nb29nbGUuY29t</text:p>
              <text:p text:style-name="P1"/>
              <text:p text:style-name="P1"><text:s/>Calendar - All Day Event https://www.google.com/calendar/event?eid=dWFiNTJzM25jc2RxbjF2MWthcW5nNWo2MWcgZDI1YTkwYzI1Y2ZiODQzZTQxZjk4MThiNTRkMzMyOWZjZjg5OTU5MWFiNTc1OWVjMzFiNDlmMmU1NTE2ZDA1YkBncm91cC5jYWxlbmRhci5nb29nbGUuY29t</text:p>
              <text:p text:style-name="P1"/>
              <text:p text:style-name="P1"><text:s/>Calendar - All Day Event https://www.google.com/calendar/event?eid=ZWFxNTRpczVkb3VucjV0MTk1dTVzdjNvM28gZDI1YTkwYzI1Y2ZiODQzZTQxZjk4MThiNTRkMzMyOWZjZjg5OTU5MWFiNTc1OWVjMzFiNDlmMmU1NTE2ZDA1YkBncm91cC5jYWxlbmRhci5nb29nbGUuY29t</text:p>
              <text:p text:style-name="P1"><text:tab/>-Erin Edwards</text:p>
              <text:p text:style-name="P1">----</text:p>
              <text:p text:style-name="P1">CellImage </text:p>
              <text:p text:style-name="P1"/>
              <text:p text:style-name="P1"><text:s/>target url https://sites.google.com/view/photobooth-rental-culver-city/culver-city-photo-booths</text:p>
              <text:p text:style-name="P1"/>
              <text:p text:style-name="P1"><text:s/>folder top https://drive.google.com/drive/folders/1HkkrWw4ek6Bg31I_Y6epJ8Um4-1a_Pwv?usp=sharing</text:p>
              <text:p text:style-name="P1"/>
              <text:p text:style-name="P1"><text:s/>rss feed <text:s/>https://news.google.com/rss/search?q=photoboothrental</text:p>
              <text:p text:style-name="P1"/>
              <text:p text:style-name="P1"><text:s/>folder articles https://drive.google.com/drive/folders/1n14uMexQUn4C7GJtAQG_SXV60YCwDoYd?usp=sharing</text:p>
              <text:p text:style-name="P1"/>
              <text:p text:style-name="P1"><text:s/>folder photos https://drive.google.com/drive/folders/1NH6jizAGIgteRIi8kT5y9IfDtunz6wnA?usp=sharing</text:p>
              <text:p text:style-name="P1"/>
              <text:p text:style-name="P1"><text:s/>folder pdfs https://drive.google.com/drive/folders/1spvqhOD3LnKGxqtOCbBClCXmZqHHZozV?usp=sharing</text:p>
              <text:p text:style-name="P1"/>
              <text:p text:style-name="P1"><text:s/>folder slides https://drive.google.com/drive/folders/1T65J8_WJ_Mv-6W0vKob_mc7TjACrZqJs?usp=sharing</text:p>
              <text:p text:style-name="P1"/>
              <text:p text:style-name="P1"><text:s/>photo https://drive.google.com/file/d/1kedYz3aSZdOeoS4y-dVRbz4kTSz_a6le/view?usp=sharing</text:p>
              <text:p text:style-name="P1"/>
              <text:p text:style-name="P1"><text:s/>photo https://drive.google.com/file/d/1J5CSgiTRapbfQGciYrko_BSSAXYUopPF/view?usp=sharing</text:p>
              <text:p text:style-name="P1"/>
              <text:p text:style-name="P1"><text:s/>spreadsheet https://docs.google.com/spreadsheets/d/1YYQaBWrN_rAVvyflBwSpSzFsVMc5cKHruuBxPgNYNtk/edit?usp=sharing</text:p>
              <text:p text:style-name="P1"/>
              <text:p text:style-name="P1"><text:s/>spreadsheet key https://docs.google.com/spreadsheet/pub?key=1YYQaBWrN_rAVvyflBwSpSzFsVMc5cKHruuBxPgNYNtk</text:p>
              <text:p text:style-name="P1"/>
              <text:p text:style-name="P1"><text:s/>spreadsheet pubhtml https://docs.google.com/spreadsheets/d/1YYQaBWrN_rAVvyflBwSpSzFsVMc5cKHruuBxPgNYNtk/pubhtml</text:p>
              <text:p text:style-name="P1"/>
              <text:p text:style-name="P1"><text:s/>spreadsheet pub https://docs.google.com/spreadsheets/d/1YYQaBWrN_rAVvyflBwSpSzFsVMc5cKHruuBxPgNYNtk/pub</text:p>
              <text:p text:style-name="P1"/>
              <text:p text:style-name="P1"><text:s/>spreadsheet view https://docs.google.com/spreadsheets/d/1YYQaBWrN_rAVvyflBwSpSzFsVMc5cKHruuBxPgNYNtk/view</text:p>
              <text:p text:style-name="P1"/>
              <text:p text:style-name="P1"><text:s/>form https://docs.google.com/forms/d/1vdLEYDlAHYq2lnp5GfA1R_WlPQB84S0exwfJbINjAso/edit?usp=sharing</text:p>
              <text:p text:style-name="P1"/>
              <text:p text:style-name="P1"><text:s/>drawing https://docs.google.com/drawings/d/1pmLCgUx6acxYjTHC4zG38FWXBT5W_ULu-Cq6snbcf8U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photoboothrentallongbeach/home</text:p>
              <text:p text:style-name="P1"/>
              <text:p text:style-name="P1"><text:s/>document https://docs.google.com/document/d/1b93ofkWOlPSUGR9cAcLNkuyYNnDMYCTOETzcB9Q4Z0I/edit?usp=sharing</text:p>
              <text:p text:style-name="P1"/>
              <text:p text:style-name="P1"><text:s/>document pub https://docs.google.com/document/d/1b93ofkWOlPSUGR9cAcLNkuyYNnDMYCTOETzcB9Q4Z0I/pub</text:p>
              <text:p text:style-name="P1"><text:tab/>-Erin Edwards</text:p>
            </office:annotation>
            <text:p>#NAME?</text:p>
          </table:table-cell>
          <table:covered-table-cell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>
            <text:p>target url</text:p>
          </table:table-cell>
          <table:table-cell table:style-name="ce2" office:value-type="string" calcext:value-type="string">
            <text:p>rent a photobooth Culver City</text:p>
          </table:table-cell>
          <table:table-cell table:style-name="ce3" table:formula="of:=HYPERLINK(&quot;https://sites.google.com/view/photobooth-rental-culver-city/culver-city-photo-booths&quot;; image(&quot;https://api.qrserver.com/v1/create-qr-code/?size=150x150&amp;data=https://sites.google.com/view/photobooth-rental-culver-city/culver-city-photo-booth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photobooth-rental-culver-city/culver-city-photo-booths" xlink:type="simple">https://sites.google.com/view/photobooth-rental-culver-city/culver-city-photo-booths</text:a></text:p>
          </table:table-cell>
          <table:table-cell table:style-name="ce3" table:formula="of:=HYPERLINK(&quot;https://sites.google.com/view/photobooth-rental-culver-city/culver-city-photo-booths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top</text:p>
          </table:table-cell>
          <table:table-cell table:style-name="ce2" office:value-type="string" calcext:value-type="string">
            <text:p>rent a photobooth Culver City</text:p>
          </table:table-cell>
          <table:table-cell table:style-name="ce3" table:formula="of:=HYPERLINK(&quot;https://drive.google.com/drive/folders/1HkkrWw4ek6Bg31I_Y6epJ8Um4-1a_Pwv?usp=sharing&quot;; image(&quot;https://api.qrserver.com/v1/create-qr-code/?size=150x150&amp;data=https://drive.google.com/drive/folders/1HkkrWw4ek6Bg31I_Y6epJ8Um4-1a_Pwv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HkkrWw4ek6Bg31I_Y6epJ8Um4-1a_Pwv?usp=sharing" xlink:type="simple">https://drive.google.com/drive/folders/1HkkrWw4ek6Bg31I_Y6epJ8Um4-1a_Pwv?usp=sharing</text:a></text:p>
          </table:table-cell>
          <table:table-cell table:style-name="ce3" table:formula="of:=HYPERLINK(&quot;https://drive.google.com/drive/folders/1HkkrWw4ek6Bg31I_Y6epJ8Um4-1a_Pwv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ss feed</text:p>
          </table:table-cell>
          <table:table-cell table:style-name="ce2" office:value-type="string" calcext:value-type="string">
            <text:p>rent a photobooth Culver City</text:p>
          </table:table-cell>
          <table:table-cell table:style-name="ce3" table:formula="of:=HYPERLINK(&quot; https://news.google.com/rss/search?q=photoboothrental&quot;; image(&quot;https://api.qrserver.com/v1/create-qr-code/?size=150x150&amp;data= https://news.google.com/rss/search?q=photoboothrental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news.google.com/rss/search?q=photoboothrental" xlink:type="simple"> https://news.google.com/rss/search?q=photoboothrental</text:a></text:p>
          </table:table-cell>
          <table:table-cell table:style-name="ce3" table:formula="of:=HYPERLINK(&quot; https://news.google.com/rss/search?q=photoboothrental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articles</text:p>
          </table:table-cell>
          <table:table-cell table:style-name="ce2" office:value-type="string" calcext:value-type="string">
            <text:p>rent a photobooth Culver City Articles</text:p>
          </table:table-cell>
          <table:table-cell table:style-name="ce3" table:formula="of:=HYPERLINK(&quot;https://drive.google.com/drive/folders/1n14uMexQUn4C7GJtAQG_SXV60YCwDoYd?usp=sharing&quot;; image(&quot;https://api.qrserver.com/v1/create-qr-code/?size=150x150&amp;data=https://drive.google.com/drive/folders/1n14uMexQUn4C7GJtAQG_SXV60YCwDoYd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n14uMexQUn4C7GJtAQG_SXV60YCwDoYd?usp=sharing" xlink:type="simple">https://drive.google.com/drive/folders/1n14uMexQUn4C7GJtAQG_SXV60YCwDoYd?usp=sharing</text:a></text:p>
          </table:table-cell>
          <table:table-cell table:style-name="ce3" table:formula="of:=HYPERLINK(&quot;https://drive.google.com/drive/folders/1n14uMexQUn4C7GJtAQG_SXV60YCwDoYd?usp=sharing&quot;;&quot;rent a photobooth Culver City Articles&quot;)" office:value-type="string" office:string-value="rent a photobooth Culver City Articles" calcext:value-type="string">
            <text:p>rent a photobooth Culver City Artic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hotos</text:p>
          </table:table-cell>
          <table:table-cell table:style-name="ce2" office:value-type="string" calcext:value-type="string">
            <text:p>rent a photobooth Culver City Photos</text:p>
          </table:table-cell>
          <table:table-cell table:style-name="ce3" table:formula="of:=HYPERLINK(&quot;https://drive.google.com/drive/folders/1NH6jizAGIgteRIi8kT5y9IfDtunz6wnA?usp=sharing&quot;; image(&quot;https://api.qrserver.com/v1/create-qr-code/?size=150x150&amp;data=https://drive.google.com/drive/folders/1NH6jizAGIgteRIi8kT5y9IfDtunz6wnA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NH6jizAGIgteRIi8kT5y9IfDtunz6wnA?usp=sharing" xlink:type="simple">https://drive.google.com/drive/folders/1NH6jizAGIgteRIi8kT5y9IfDtunz6wnA?usp=sharing</text:a></text:p>
          </table:table-cell>
          <table:table-cell table:style-name="ce3" table:formula="of:=HYPERLINK(&quot;https://drive.google.com/drive/folders/1NH6jizAGIgteRIi8kT5y9IfDtunz6wnA?usp=sharing&quot;;&quot;rent a photobooth Culver City Photos&quot;)" office:value-type="string" office:string-value="rent a photobooth Culver City Photos" calcext:value-type="string">
            <text:p>rent a photobooth Culver City Photo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dfs</text:p>
          </table:table-cell>
          <table:table-cell table:style-name="ce2" office:value-type="string" calcext:value-type="string">
            <text:p>rent a photobooth Culver City PDFs</text:p>
          </table:table-cell>
          <table:table-cell table:style-name="ce3" table:formula="of:=HYPERLINK(&quot;https://drive.google.com/drive/folders/1spvqhOD3LnKGxqtOCbBClCXmZqHHZozV?usp=sharing&quot;; image(&quot;https://api.qrserver.com/v1/create-qr-code/?size=150x150&amp;data=https://drive.google.com/drive/folders/1spvqhOD3LnKGxqtOCbBClCXmZqHHZozV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spvqhOD3LnKGxqtOCbBClCXmZqHHZozV?usp=sharing" xlink:type="simple">https://drive.google.com/drive/folders/1spvqhOD3LnKGxqtOCbBClCXmZqHHZozV?usp=sharing</text:a></text:p>
          </table:table-cell>
          <table:table-cell table:style-name="ce3" table:formula="of:=HYPERLINK(&quot;https://drive.google.com/drive/folders/1spvqhOD3LnKGxqtOCbBClCXmZqHHZozV?usp=sharing&quot;;&quot;rent a photobooth Culver City PDFs&quot;)" office:value-type="string" office:string-value="rent a photobooth Culver City PDFs" calcext:value-type="string">
            <text:p>rent a photobooth Culver City PDF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slides</text:p>
          </table:table-cell>
          <table:table-cell table:style-name="ce2" office:value-type="string" calcext:value-type="string">
            <text:p>rent a photobooth Culver City Slides</text:p>
          </table:table-cell>
          <table:table-cell table:style-name="ce3" table:formula="of:=HYPERLINK(&quot;https://drive.google.com/drive/folders/1T65J8_WJ_Mv-6W0vKob_mc7TjACrZqJs?usp=sharing&quot;; image(&quot;https://api.qrserver.com/v1/create-qr-code/?size=150x150&amp;data=https://drive.google.com/drive/folders/1T65J8_WJ_Mv-6W0vKob_mc7TjACrZqJs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T65J8_WJ_Mv-6W0vKob_mc7TjACrZqJs?usp=sharing" xlink:type="simple">https://drive.google.com/drive/folders/1T65J8_WJ_Mv-6W0vKob_mc7TjACrZqJs?usp=sharing</text:a></text:p>
          </table:table-cell>
          <table:table-cell table:style-name="ce3" table:formula="of:=HYPERLINK(&quot;https://drive.google.com/drive/folders/1T65J8_WJ_Mv-6W0vKob_mc7TjACrZqJs?usp=sharing&quot;;&quot;rent a photobooth Culver City Slides&quot;)" office:value-type="string" office:string-value="rent a photobooth Culver City Slides" calcext:value-type="string">
            <text:p>rent a photobooth Culver City Slid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rent a photobooth Culver City</text:p>
          </table:table-cell>
          <table:table-cell table:style-name="ce3" table:formula="of:=HYPERLINK(&quot;https://drive.google.com/file/d/1kedYz3aSZdOeoS4y-dVRbz4kTSz_a6le/view?usp=sharing&quot;; image(&quot;https://api.qrserver.com/v1/create-qr-code/?size=150x150&amp;data=https://drive.google.com/file/d/1kedYz3aSZdOeoS4y-dVRbz4kTSz_a6le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kedYz3aSZdOeoS4y-dVRbz4kTSz_a6le/view?usp=sharing" xlink:type="simple">https://drive.google.com/file/d/1kedYz3aSZdOeoS4y-dVRbz4kTSz_a6le/view?usp=sharing</text:a></text:p>
          </table:table-cell>
          <table:table-cell table:style-name="ce3" table:formula="of:=HYPERLINK(&quot;https://drive.google.com/file/d/1kedYz3aSZdOeoS4y-dVRbz4kTSz_a6le/view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rent a photobooth Culver City</text:p>
          </table:table-cell>
          <table:table-cell table:style-name="ce3" table:formula="of:=HYPERLINK(&quot;https://drive.google.com/file/d/1J5CSgiTRapbfQGciYrko_BSSAXYUopPF/view?usp=sharing&quot;; image(&quot;https://api.qrserver.com/v1/create-qr-code/?size=150x150&amp;data=https://drive.google.com/file/d/1J5CSgiTRapbfQGciYrko_BSSAXYUopPF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J5CSgiTRapbfQGciYrko_BSSAXYUopPF/view?usp=sharing" xlink:type="simple">https://drive.google.com/file/d/1J5CSgiTRapbfQGciYrko_BSSAXYUopPF/view?usp=sharing</text:a></text:p>
          </table:table-cell>
          <table:table-cell table:style-name="ce3" table:formula="of:=HYPERLINK(&quot;https://drive.google.com/file/d/1J5CSgiTRapbfQGciYrko_BSSAXYUopPF/view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</text:p>
          </table:table-cell>
          <table:table-cell table:style-name="ce2" office:value-type="string" calcext:value-type="string">
            <text:p>rent a photobooth Culver City</text:p>
          </table:table-cell>
          <table:table-cell table:style-name="ce3" table:formula="of:=HYPERLINK(&quot;https://docs.google.com/spreadsheets/d/1YYQaBWrN_rAVvyflBwSpSzFsVMc5cKHruuBxPgNYNtk/edit?usp=sharing&quot;; image(&quot;https://api.qrserver.com/v1/create-qr-code/?size=150x150&amp;data=https://docs.google.com/spreadsheets/d/1YYQaBWrN_rAVvyflBwSpSzFsVMc5cKHruuBxPgNYNtk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YYQaBWrN_rAVvyflBwSpSzFsVMc5cKHruuBxPgNYNtk/edit?usp=sharing" xlink:type="simple">https://docs.google.com/spreadsheets/d/1YYQaBWrN_rAVvyflBwSpSzFsVMc5cKHruuBxPgNYNtk/edit?usp=sharing</text:a></text:p>
          </table:table-cell>
          <table:table-cell table:style-name="ce3" table:formula="of:=HYPERLINK(&quot;https://docs.google.com/spreadsheets/d/1YYQaBWrN_rAVvyflBwSpSzFsVMc5cKHruuBxPgNYNtk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key</text:p>
          </table:table-cell>
          <table:table-cell table:style-name="ce2" office:value-type="string" calcext:value-type="string">
            <text:p>rent a photobooth Culver City key</text:p>
          </table:table-cell>
          <table:table-cell table:style-name="ce3" table:formula="of:=HYPERLINK(&quot;https://docs.google.com/spreadsheet/pub?key=1YYQaBWrN_rAVvyflBwSpSzFsVMc5cKHruuBxPgNYNtk&quot;; image(&quot;https://api.qrserver.com/v1/create-qr-code/?size=150x150&amp;data=https://docs.google.com/spreadsheet/pub?key=1YYQaBWrN_rAVvyflBwSpSzFsVMc5cKHruuBxPgNYNt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/pub?key=1YYQaBWrN_rAVvyflBwSpSzFsVMc5cKHruuBxPgNYNtk" xlink:type="simple">https://docs.google.com/spreadsheet/pub?key=1YYQaBWrN_rAVvyflBwSpSzFsVMc5cKHruuBxPgNYNtk</text:a></text:p>
          </table:table-cell>
          <table:table-cell table:style-name="ce3" table:formula="of:=HYPERLINK(&quot;https://docs.google.com/spreadsheets/d/1YYQaBWrN_rAVvyflBwSpSzFsVMc5cKHruuBxPgNYNtk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html</text:p>
          </table:table-cell>
          <table:table-cell table:style-name="ce2" office:value-type="string" calcext:value-type="string">
            <text:p>rent a photobooth Culver City pubhtml</text:p>
          </table:table-cell>
          <table:table-cell table:style-name="ce3" table:formula="of:=HYPERLINK(&quot;https://docs.google.com/spreadsheets/d/1YYQaBWrN_rAVvyflBwSpSzFsVMc5cKHruuBxPgNYNtk/pubhtml&quot;; image(&quot;https://api.qrserver.com/v1/create-qr-code/?size=150x150&amp;data=https://docs.google.com/spreadsheets/d/1YYQaBWrN_rAVvyflBwSpSzFsVMc5cKHruuBxPgNYNtk/pubhtml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YYQaBWrN_rAVvyflBwSpSzFsVMc5cKHruuBxPgNYNtk/pubhtml" xlink:type="simple">https://docs.google.com/spreadsheets/d/1YYQaBWrN_rAVvyflBwSpSzFsVMc5cKHruuBxPgNYNtk/pubhtml</text:a></text:p>
          </table:table-cell>
          <table:table-cell table:style-name="ce3" table:formula="of:=HYPERLINK(&quot;https://docs.google.com/spreadsheets/d/1YYQaBWrN_rAVvyflBwSpSzFsVMc5cKHruuBxPgNYNtk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</text:p>
          </table:table-cell>
          <table:table-cell table:style-name="ce2" office:value-type="string" calcext:value-type="string">
            <text:p>rent a photobooth Culver City pub</text:p>
          </table:table-cell>
          <table:table-cell table:style-name="ce3" table:formula="of:=HYPERLINK(&quot;https://docs.google.com/spreadsheets/d/1YYQaBWrN_rAVvyflBwSpSzFsVMc5cKHruuBxPgNYNtk/pub&quot;; image(&quot;https://api.qrserver.com/v1/create-qr-code/?size=150x150&amp;data=https://docs.google.com/spreadsheets/d/1YYQaBWrN_rAVvyflBwSpSzFsVMc5cKHruuBxPgNYNtk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YYQaBWrN_rAVvyflBwSpSzFsVMc5cKHruuBxPgNYNtk/pub" xlink:type="simple">https://docs.google.com/spreadsheets/d/1YYQaBWrN_rAVvyflBwSpSzFsVMc5cKHruuBxPgNYNtk/pub</text:a></text:p>
          </table:table-cell>
          <table:table-cell table:style-name="ce3" table:formula="of:=HYPERLINK(&quot;https://docs.google.com/spreadsheets/d/1YYQaBWrN_rAVvyflBwSpSzFsVMc5cKHruuBxPgNYNtk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view</text:p>
          </table:table-cell>
          <table:table-cell table:style-name="ce2" office:value-type="string" calcext:value-type="string">
            <text:p>rent a photobooth Culver City view</text:p>
          </table:table-cell>
          <table:table-cell table:style-name="ce3" table:formula="of:=HYPERLINK(&quot;https://docs.google.com/spreadsheets/d/1YYQaBWrN_rAVvyflBwSpSzFsVMc5cKHruuBxPgNYNtk/view&quot;; image(&quot;https://api.qrserver.com/v1/create-qr-code/?size=150x150&amp;data=https://docs.google.com/spreadsheets/d/1YYQaBWrN_rAVvyflBwSpSzFsVMc5cKHruuBxPgNYNtk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YYQaBWrN_rAVvyflBwSpSzFsVMc5cKHruuBxPgNYNtk/view" xlink:type="simple">https://docs.google.com/spreadsheets/d/1YYQaBWrN_rAVvyflBwSpSzFsVMc5cKHruuBxPgNYNtk/view</text:a></text:p>
          </table:table-cell>
          <table:table-cell table:style-name="ce3" table:formula="of:=HYPERLINK(&quot;https://docs.google.com/spreadsheets/d/1YYQaBWrN_rAVvyflBwSpSzFsVMc5cKHruuBxPgNYNtk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rm</text:p>
          </table:table-cell>
          <table:table-cell table:style-name="ce2" office:value-type="string" calcext:value-type="string">
            <text:p>rent a photobooth Culver City</text:p>
          </table:table-cell>
          <table:table-cell table:style-name="ce3" table:formula="of:=HYPERLINK(&quot;https://docs.google.com/forms/d/1vdLEYDlAHYq2lnp5GfA1R_WlPQB84S0exwfJbINjAso/edit?usp=sharing&quot;; image(&quot;https://api.qrserver.com/v1/create-qr-code/?size=150x150&amp;data=https://docs.google.com/forms/d/1vdLEYDlAHYq2lnp5GfA1R_WlPQB84S0exwfJbINjAso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forms/d/1vdLEYDlAHYq2lnp5GfA1R_WlPQB84S0exwfJbINjAso/edit?usp=sharing" xlink:type="simple">https://docs.google.com/forms/d/1vdLEYDlAHYq2lnp5GfA1R_WlPQB84S0exwfJbINjAso/edit?usp=sharing</text:a></text:p>
          </table:table-cell>
          <table:table-cell table:style-name="ce3" table:formula="of:=HYPERLINK(&quot;https://docs.google.com/forms/d/1vdLEYDlAHYq2lnp5GfA1R_WlPQB84S0exwfJbINjAso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rawing</text:p>
          </table:table-cell>
          <table:table-cell table:style-name="ce2" office:value-type="string" calcext:value-type="string">
            <text:p>rent a photobooth Culver City</text:p>
          </table:table-cell>
          <table:table-cell table:style-name="ce3" table:formula="of:=HYPERLINK(&quot;https://docs.google.com/drawings/d/1pmLCgUx6acxYjTHC4zG38FWXBT5W_ULu-Cq6snbcf8U/edit?usp=sharing&quot;; image(&quot;https://api.qrserver.com/v1/create-qr-code/?size=150x150&amp;data=https://docs.google.com/drawings/d/1pmLCgUx6acxYjTHC4zG38FWXBT5W_ULu-Cq6snbcf8U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rawings/d/1pmLCgUx6acxYjTHC4zG38FWXBT5W_ULu-Cq6snbcf8U/edit?usp=sharing" xlink:type="simple">https://docs.google.com/drawings/d/1pmLCgUx6acxYjTHC4zG38FWXBT5W_ULu-Cq6snbcf8U/edit?usp=sharing</text:a></text:p>
          </table:table-cell>
          <table:table-cell table:style-name="ce3" table:formula="of:=HYPERLINK(&quot;https://docs.google.com/drawings/d/1pmLCgUx6acxYjTHC4zG38FWXBT5W_ULu-Cq6snbcf8U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CTA or Logo</text:p>
          </table:table-cell>
          <table:table-cell table:style-name="ce3" table:formula="of:=HYPERLINK(&quot;https://drive.google.com/file/d/1Ub_baxN1yIKa7z6PHbWKiQ5Hv3QmkYdb/view?usp=drivesdk&quot;; image(&quot;https://api.qrserver.com/v1/create-qr-code/?size=150x150&amp;data=https://drive.google.com/file/d/1Ub_baxN1yIKa7z6PHbWKiQ5Hv3QmkYdb/view?usp=drivesd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Ub_baxN1yIKa7z6PHbWKiQ5Hv3QmkYdb/view?usp=drivesdk" xlink:type="simple">https://drive.google.com/file/d/1Ub_baxN1yIKa7z6PHbWKiQ5Hv3QmkYdb/view?usp=drivesdk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mage link</text:p>
          </table:table-cell>
          <table:table-cell table:style-name="ce2" office:value-type="string" calcext:value-type="string">
            <text:p>CTA or Logo - image link</text:p>
          </table:table-cell>
          <table:table-cell table:style-name="ce3" table:formula="of:=HYPERLINK(&quot;https://sites.google.com/view/photoboothrentallongbeach/home&quot;; image(&quot;https://api.qrserver.com/v1/create-qr-code/?size=150x150&amp;data=https://sites.google.com/view/photoboothrentallongbeach/hom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photoboothrentallongbeach/home" xlink:type="simple">https://sites.google.com/view/photoboothrentallongbeach/home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 a photobooth Culver City</text:p>
          </table:table-cell>
          <table:table-cell table:style-name="ce3" table:formula="of:=HYPERLINK(&quot;https://docs.google.com/document/d/1b93ofkWOlPSUGR9cAcLNkuyYNnDMYCTOETzcB9Q4Z0I/edit?usp=sharing&quot;; image(&quot;https://api.qrserver.com/v1/create-qr-code/?size=150x150&amp;data=https://docs.google.com/document/d/1b93ofkWOlPSUGR9cAcLNkuyYNnDMYCTOETzcB9Q4Z0I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b93ofkWOlPSUGR9cAcLNkuyYNnDMYCTOETzcB9Q4Z0I/edit?usp=sharing" xlink:type="simple">https://docs.google.com/document/d/1b93ofkWOlPSUGR9cAcLNkuyYNnDMYCTOETzcB9Q4Z0I/edit?usp=sharing</text:a></text:p>
          </table:table-cell>
          <table:table-cell table:style-name="ce3" table:formula="of:=HYPERLINK(&quot;https://docs.google.com/document/d/1b93ofkWOlPSUGR9cAcLNkuyYNnDMYCTOETzcB9Q4Z0I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 a photobooth Culver City pub</text:p>
          </table:table-cell>
          <table:table-cell table:style-name="ce3" table:formula="of:=HYPERLINK(&quot;https://docs.google.com/document/d/1b93ofkWOlPSUGR9cAcLNkuyYNnDMYCTOETzcB9Q4Z0I/pub&quot;; image(&quot;https://api.qrserver.com/v1/create-qr-code/?size=150x150&amp;data=https://docs.google.com/document/d/1b93ofkWOlPSUGR9cAcLNkuyYNnDMYCTOETzcB9Q4Z0I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b93ofkWOlPSUGR9cAcLNkuyYNnDMYCTOETzcB9Q4Z0I/pub" xlink:type="simple">https://docs.google.com/document/d/1b93ofkWOlPSUGR9cAcLNkuyYNnDMYCTOETzcB9Q4Z0I/pub</text:a></text:p>
          </table:table-cell>
          <table:table-cell table:style-name="ce3" table:formula="of:=HYPERLINK(&quot;https://docs.google.com/document/d/1b93ofkWOlPSUGR9cAcLNkuyYNnDMYCTOETzcB9Q4Z0I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 a photobooth Culver City view</text:p>
          </table:table-cell>
          <table:table-cell table:style-name="ce3" table:formula="of:=HYPERLINK(&quot;https://docs.google.com/document/d/1b93ofkWOlPSUGR9cAcLNkuyYNnDMYCTOETzcB9Q4Z0I/view&quot;; image(&quot;https://api.qrserver.com/v1/create-qr-code/?size=150x150&amp;data=https://docs.google.com/document/d/1b93ofkWOlPSUGR9cAcLNkuyYNnDMYCTOETzcB9Q4Z0I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b93ofkWOlPSUGR9cAcLNkuyYNnDMYCTOETzcB9Q4Z0I/view" xlink:type="simple">https://docs.google.com/document/d/1b93ofkWOlPSUGR9cAcLNkuyYNnDMYCTOETzcB9Q4Z0I/view</text:a></text:p>
          </table:table-cell>
          <table:table-cell table:style-name="ce3" table:formula="of:=HYPERLINK(&quot;https://docs.google.com/document/d/1b93ofkWOlPSUGR9cAcLNkuyYNnDMYCTOETzcB9Q4Z0I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</text:p>
          </table:table-cell>
          <table:table-cell table:style-name="ce2" office:value-type="string" calcext:value-type="string">
            <text:p>rent a photobooth Culver City</text:p>
          </table:table-cell>
          <table:table-cell table:style-name="ce3" table:formula="of:=HYPERLINK(&quot;https://docs.google.com/presentation/d/1yrTUDKSDuWelImVnxkhui5P69po1nxy5NCJ1NP5-Z14/edit?usp=sharing&quot;; image(&quot;https://api.qrserver.com/v1/create-qr-code/?size=150x150&amp;data=https://docs.google.com/presentation/d/1yrTUDKSDuWelImVnxkhui5P69po1nxy5NCJ1NP5-Z14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yrTUDKSDuWelImVnxkhui5P69po1nxy5NCJ1NP5-Z14/edit?usp=sharing" xlink:type="simple">https://docs.google.com/presentation/d/1yrTUDKSDuWelImVnxkhui5P69po1nxy5NCJ1NP5-Z14/edit?usp=sharing</text:a></text:p>
          </table:table-cell>
          <table:table-cell table:style-name="ce3" table:formula="of:=HYPERLINK(&quot;https://docs.google.com/presentation/d/1yrTUDKSDuWelImVnxkhui5P69po1nxy5NCJ1NP5-Z14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pub</text:p>
          </table:table-cell>
          <table:table-cell table:style-name="ce2" office:value-type="string" calcext:value-type="string">
            <text:p>rent a photobooth Culver City pub</text:p>
          </table:table-cell>
          <table:table-cell table:style-name="ce3" table:formula="of:=HYPERLINK(&quot;https://docs.google.com/presentation/d/1yrTUDKSDuWelImVnxkhui5P69po1nxy5NCJ1NP5-Z14/pub?start=true&amp;loop=true&amp;delayms=3000&quot;; image(&quot;https://api.qrserver.com/v1/create-qr-code/?size=150x150&amp;data=https://docs.google.com/presentation/d/1yrTUDKSDuWelImVnxkhui5P69po1nxy5NCJ1NP5-Z14/pub?start=true&amp;loop=true&amp;delayms=300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yrTUDKSDuWelImVnxkhui5P69po1nxy5NCJ1NP5-Z14/pub?start=true&amp;loop=true&amp;delayms=3000" xlink:type="simple">https://docs.google.com/presentation/d/1yrTUDKSDuWelImVnxkhui5P69po1nxy5NCJ1NP5-Z14/pub?start=true&amp;loop=true&amp;delayms=3000</text:a></text:p>
          </table:table-cell>
          <table:table-cell table:style-name="ce3" table:formula="of:=HYPERLINK(&quot;https://docs.google.com/presentation/d/1yrTUDKSDuWelImVnxkhui5P69po1nxy5NCJ1NP5-Z14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view</text:p>
          </table:table-cell>
          <table:table-cell table:style-name="ce2" office:value-type="string" calcext:value-type="string">
            <text:p>rent a photobooth Culver City view</text:p>
          </table:table-cell>
          <table:table-cell table:style-name="ce3" table:formula="of:=HYPERLINK(&quot;https://docs.google.com/presentation/d/1yrTUDKSDuWelImVnxkhui5P69po1nxy5NCJ1NP5-Z14/view&quot;; image(&quot;https://api.qrserver.com/v1/create-qr-code/?size=150x150&amp;data=https://docs.google.com/presentation/d/1yrTUDKSDuWelImVnxkhui5P69po1nxy5NCJ1NP5-Z14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yrTUDKSDuWelImVnxkhui5P69po1nxy5NCJ1NP5-Z14/view" xlink:type="simple">https://docs.google.com/presentation/d/1yrTUDKSDuWelImVnxkhui5P69po1nxy5NCJ1NP5-Z14/view</text:a></text:p>
          </table:table-cell>
          <table:table-cell table:style-name="ce3" table:formula="of:=HYPERLINK(&quot;https://docs.google.com/presentation/d/1yrTUDKSDuWelImVnxkhui5P69po1nxy5NCJ1NP5-Z14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html</text:p>
          </table:table-cell>
          <table:table-cell table:style-name="ce2" office:value-type="string" calcext:value-type="string">
            <text:p>rent a photobooth Culver City html</text:p>
          </table:table-cell>
          <table:table-cell table:style-name="ce3" table:formula="of:=HYPERLINK(&quot;https://docs.google.com/presentation/d/1yrTUDKSDuWelImVnxkhui5P69po1nxy5NCJ1NP5-Z14/htmlpresent&quot;; image(&quot;https://api.qrserver.com/v1/create-qr-code/?size=150x150&amp;data=https://docs.google.com/presentation/d/1yrTUDKSDuWelImVnxkhui5P69po1nxy5NCJ1NP5-Z14/htmlpresen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yrTUDKSDuWelImVnxkhui5P69po1nxy5NCJ1NP5-Z14/htmlpresent" xlink:type="simple">https://docs.google.com/presentation/d/1yrTUDKSDuWelImVnxkhui5P69po1nxy5NCJ1NP5-Z14/htmlpresent</text:a></text:p>
          </table:table-cell>
          <table:table-cell table:style-name="ce3" table:formula="of:=HYPERLINK(&quot;https://docs.google.com/presentation/d/1yrTUDKSDuWelImVnxkhui5P69po1nxy5NCJ1NP5-Z14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Calendar - rent a photobooth Culver City</text:p>
          </table:table-cell>
          <table:table-cell table:style-name="ce3" table:formula="of:=HYPERLINK(&quot;https://calendar.google.com?cid=d25a90c25cfb843e41f9818b54d3329fcf899591ab5759ec31b49f2e5516d05b@group.calendar.google.com&quot;; image(&quot;https://api.qrserver.com/v1/create-qr-code/?size=150x150&amp;data=https://calendar.google.com?cid=d25a90c25cfb843e41f9818b54d3329fcf899591ab5759ec31b49f2e5516d05b@group.calendar.google.co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calendar.google.com?cid=d25a90c25cfb843e41f9818b54d3329fcf899591ab5759ec31b49f2e5516d05b@group.calendar.google.com" xlink:type="simple">https://calendar.google.com?cid=d25a90c25cfb843e41f9818b54d3329fcf899591ab5759ec31b49f2e5516d05b@group.calendar.google.com</text:a></text:p>
          </table:table-cell>
          <table:table-cell table:style-name="ce3" table:formula="of:=HYPERLINK(&quot;https://calendar.google.com?cid=d25a90c25cfb843e41f9818b54d3329fcf899591ab5759ec31b49f2e5516d05b@group.calendar.google.com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ent a photobooth Culver City - Event</text:p>
          </table:table-cell>
          <table:table-cell table:style-name="ce3" table:formula="of:=HYPERLINK(&quot;https://www.google.com/calendar/event?eid=NWFrM2tjOWZwZXR2b3R2OTV1czF2cGVtbDQgZDI1YTkwYzI1Y2ZiODQzZTQxZjk4MThiNTRkMzMyOWZjZjg5OTU5MWFiNTc1OWVjMzFiNDlmMmU1NTE2ZDA1YkBncm91cC5jYWxlbmRhci5nb29nbGUuY29t&quot;; image(&quot;https://api.qrserver.com/v1/create-qr-code/?size=150x150&amp;data=https://www.google.com/calendar/event?eid=NWFrM2tjOWZwZXR2b3R2OTV1czF2cGVtbDQgZDI1YTkwYzI1Y2ZiODQzZTQxZjk4MThiNTRkMzMyOWZjZjg5OTU5MWFiNTc1OWVjMzFiNDlmMmU1NTE2ZDA1Y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WFrM2tjOWZwZXR2b3R2OTV1czF2cGVtbDQgZDI1YTkwYzI1Y2ZiODQzZTQxZjk4MThiNTRkMzMyOWZjZjg5OTU5MWFiNTc1OWVjMzFiNDlmMmU1NTE2ZDA1YkBncm91cC5jYWxlbmRhci5nb29nbGUuY29t" xlink:type="simple">https://www.google.com/calendar/event?eid=NWFrM2tjOWZwZXR2b3R2OTV1czF2cGVtbDQgZDI1YTkwYzI1Y2ZiODQzZTQxZjk4MThiNTRkMzMyOWZjZjg5OTU5MWFiNTc1OWVjMzFiNDlmMmU1NTE2ZDA1YkBncm91cC5jYWxlbmRhci5nb29nbGUuY29t</text:a></text:p>
          </table:table-cell>
          <table:table-cell table:style-name="ce3" table:formula="of:=HYPERLINK(&quot;https://www.google.com/calendar/event?eid=NWFrM2tjOWZwZXR2b3R2OTV1czF2cGVtbDQgZDI1YTkwYzI1Y2ZiODQzZTQxZjk4MThiNTRkMzMyOWZjZjg5OTU5MWFiNTc1OWVjMzFiNDlmMmU1NTE2ZDA1YkBncm91cC5jYWxlbmRhci5nb29nbGUuY29t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ent a photobooth Culver City - Event</text:p>
          </table:table-cell>
          <table:table-cell table:style-name="ce3" table:formula="of:=HYPERLINK(&quot;https://www.google.com/calendar/event?eid=aDJnMXJsbXY5MHJnMzBudGM3MTQ1ZWI5cWcgZDI1YTkwYzI1Y2ZiODQzZTQxZjk4MThiNTRkMzMyOWZjZjg5OTU5MWFiNTc1OWVjMzFiNDlmMmU1NTE2ZDA1YkBncm91cC5jYWxlbmRhci5nb29nbGUuY29t&quot;; image(&quot;https://api.qrserver.com/v1/create-qr-code/?size=150x150&amp;data=https://www.google.com/calendar/event?eid=aDJnMXJsbXY5MHJnMzBudGM3MTQ1ZWI5cWcgZDI1YTkwYzI1Y2ZiODQzZTQxZjk4MThiNTRkMzMyOWZjZjg5OTU5MWFiNTc1OWVjMzFiNDlmMmU1NTE2ZDA1Y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DJnMXJsbXY5MHJnMzBudGM3MTQ1ZWI5cWcgZDI1YTkwYzI1Y2ZiODQzZTQxZjk4MThiNTRkMzMyOWZjZjg5OTU5MWFiNTc1OWVjMzFiNDlmMmU1NTE2ZDA1YkBncm91cC5jYWxlbmRhci5nb29nbGUuY29t" xlink:type="simple">https://www.google.com/calendar/event?eid=aDJnMXJsbXY5MHJnMzBudGM3MTQ1ZWI5cWcgZDI1YTkwYzI1Y2ZiODQzZTQxZjk4MThiNTRkMzMyOWZjZjg5OTU5MWFiNTc1OWVjMzFiNDlmMmU1NTE2ZDA1YkBncm91cC5jYWxlbmRhci5nb29nbGUuY29t</text:a></text:p>
          </table:table-cell>
          <table:table-cell table:style-name="ce3" table:formula="of:=HYPERLINK(&quot;https://www.google.com/calendar/event?eid=aDJnMXJsbXY5MHJnMzBudGM3MTQ1ZWI5cWcgZDI1YTkwYzI1Y2ZiODQzZTQxZjk4MThiNTRkMzMyOWZjZjg5OTU5MWFiNTc1OWVjMzFiNDlmMmU1NTE2ZDA1YkBncm91cC5jYWxlbmRhci5nb29nbGUuY29t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ent a photobooth Culver City - Event</text:p>
          </table:table-cell>
          <table:table-cell table:style-name="ce3" table:formula="of:=HYPERLINK(&quot;https://www.google.com/calendar/event?eid=ZTlnNWk5cWVibzRkOG1sdnRvZHFpN3RmNnMgZDI1YTkwYzI1Y2ZiODQzZTQxZjk4MThiNTRkMzMyOWZjZjg5OTU5MWFiNTc1OWVjMzFiNDlmMmU1NTE2ZDA1YkBncm91cC5jYWxlbmRhci5nb29nbGUuY29t&quot;; image(&quot;https://api.qrserver.com/v1/create-qr-code/?size=150x150&amp;data=https://www.google.com/calendar/event?eid=ZTlnNWk5cWVibzRkOG1sdnRvZHFpN3RmNnMgZDI1YTkwYzI1Y2ZiODQzZTQxZjk4MThiNTRkMzMyOWZjZjg5OTU5MWFiNTc1OWVjMzFiNDlmMmU1NTE2ZDA1Y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ZTlnNWk5cWVibzRkOG1sdnRvZHFpN3RmNnMgZDI1YTkwYzI1Y2ZiODQzZTQxZjk4MThiNTRkMzMyOWZjZjg5OTU5MWFiNTc1OWVjMzFiNDlmMmU1NTE2ZDA1YkBncm91cC5jYWxlbmRhci5nb29nbGUuY29t" xlink:type="simple">https://www.google.com/calendar/event?eid=ZTlnNWk5cWVibzRkOG1sdnRvZHFpN3RmNnMgZDI1YTkwYzI1Y2ZiODQzZTQxZjk4MThiNTRkMzMyOWZjZjg5OTU5MWFiNTc1OWVjMzFiNDlmMmU1NTE2ZDA1YkBncm91cC5jYWxlbmRhci5nb29nbGUuY29t</text:a></text:p>
          </table:table-cell>
          <table:table-cell table:style-name="ce3" table:formula="of:=HYPERLINK(&quot;https://www.google.com/calendar/event?eid=ZTlnNWk5cWVibzRkOG1sdnRvZHFpN3RmNnMgZDI1YTkwYzI1Y2ZiODQzZTQxZjk4MThiNTRkMzMyOWZjZjg5OTU5MWFiNTc1OWVjMzFiNDlmMmU1NTE2ZDA1YkBncm91cC5jYWxlbmRhci5nb29nbGUuY29t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ent a photobooth Culver City - Event</text:p>
          </table:table-cell>
          <table:table-cell table:style-name="ce3" table:formula="of:=HYPERLINK(&quot;https://www.google.com/calendar/event?eid=dWFiNTJzM25jc2RxbjF2MWthcW5nNWo2MWcgZDI1YTkwYzI1Y2ZiODQzZTQxZjk4MThiNTRkMzMyOWZjZjg5OTU5MWFiNTc1OWVjMzFiNDlmMmU1NTE2ZDA1YkBncm91cC5jYWxlbmRhci5nb29nbGUuY29t&quot;; image(&quot;https://api.qrserver.com/v1/create-qr-code/?size=150x150&amp;data=https://www.google.com/calendar/event?eid=dWFiNTJzM25jc2RxbjF2MWthcW5nNWo2MWcgZDI1YTkwYzI1Y2ZiODQzZTQxZjk4MThiNTRkMzMyOWZjZjg5OTU5MWFiNTc1OWVjMzFiNDlmMmU1NTE2ZDA1Y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dWFiNTJzM25jc2RxbjF2MWthcW5nNWo2MWcgZDI1YTkwYzI1Y2ZiODQzZTQxZjk4MThiNTRkMzMyOWZjZjg5OTU5MWFiNTc1OWVjMzFiNDlmMmU1NTE2ZDA1YkBncm91cC5jYWxlbmRhci5nb29nbGUuY29t" xlink:type="simple">https://www.google.com/calendar/event?eid=dWFiNTJzM25jc2RxbjF2MWthcW5nNWo2MWcgZDI1YTkwYzI1Y2ZiODQzZTQxZjk4MThiNTRkMzMyOWZjZjg5OTU5MWFiNTc1OWVjMzFiNDlmMmU1NTE2ZDA1YkBncm91cC5jYWxlbmRhci5nb29nbGUuY29t</text:a></text:p>
          </table:table-cell>
          <table:table-cell table:style-name="ce3" table:formula="of:=HYPERLINK(&quot;https://www.google.com/calendar/event?eid=dWFiNTJzM25jc2RxbjF2MWthcW5nNWo2MWcgZDI1YTkwYzI1Y2ZiODQzZTQxZjk4MThiNTRkMzMyOWZjZjg5OTU5MWFiNTc1OWVjMzFiNDlmMmU1NTE2ZDA1YkBncm91cC5jYWxlbmRhci5nb29nbGUuY29t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ent a photobooth Culver City - Event</text:p>
          </table:table-cell>
          <table:table-cell table:style-name="ce3" table:formula="of:=HYPERLINK(&quot;https://www.google.com/calendar/event?eid=ZWFxNTRpczVkb3VucjV0MTk1dTVzdjNvM28gZDI1YTkwYzI1Y2ZiODQzZTQxZjk4MThiNTRkMzMyOWZjZjg5OTU5MWFiNTc1OWVjMzFiNDlmMmU1NTE2ZDA1YkBncm91cC5jYWxlbmRhci5nb29nbGUuY29t&quot;; image(&quot;https://api.qrserver.com/v1/create-qr-code/?size=150x150&amp;data=https://www.google.com/calendar/event?eid=ZWFxNTRpczVkb3VucjV0MTk1dTVzdjNvM28gZDI1YTkwYzI1Y2ZiODQzZTQxZjk4MThiNTRkMzMyOWZjZjg5OTU5MWFiNTc1OWVjMzFiNDlmMmU1NTE2ZDA1Y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ZWFxNTRpczVkb3VucjV0MTk1dTVzdjNvM28gZDI1YTkwYzI1Y2ZiODQzZTQxZjk4MThiNTRkMzMyOWZjZjg5OTU5MWFiNTc1OWVjMzFiNDlmMmU1NTE2ZDA1YkBncm91cC5jYWxlbmRhci5nb29nbGUuY29t" xlink:type="simple">https://www.google.com/calendar/event?eid=ZWFxNTRpczVkb3VucjV0MTk1dTVzdjNvM28gZDI1YTkwYzI1Y2ZiODQzZTQxZjk4MThiNTRkMzMyOWZjZjg5OTU5MWFiNTc1OWVjMzFiNDlmMmU1NTE2ZDA1YkBncm91cC5jYWxlbmRhci5nb29nbGUuY29t</text:a></text:p>
          </table:table-cell>
          <table:table-cell table:style-name="ce3" table:formula="of:=HYPERLINK(&quot;https://www.google.com/calendar/event?eid=ZWFxNTRpczVkb3VucjV0MTk1dTVzdjNvM28gZDI1YTkwYzI1Y2ZiODQzZTQxZjk4MThiNTRkMzMyOWZjZjg5OTU5MWFiNTc1OWVjMzFiNDlmMmU1NTE2ZDA1YkBncm91cC5jYWxlbmRhci5nb29nbGUuY29t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ent a photobooth Culver City - Event</text:p>
          </table:table-cell>
          <table:table-cell table:style-name="ce3" table:formula="of:=HYPERLINK(&quot;https://www.google.com/calendar/event?eid=cHFsMmMzdWgwcWJhN3BrZDdjcDNoaGZuYzQgZDI1YTkwYzI1Y2ZiODQzZTQxZjk4MThiNTRkMzMyOWZjZjg5OTU5MWFiNTc1OWVjMzFiNDlmMmU1NTE2ZDA1YkBncm91cC5jYWxlbmRhci5nb29nbGUuY29t&quot;; image(&quot;https://api.qrserver.com/v1/create-qr-code/?size=150x150&amp;data=https://www.google.com/calendar/event?eid=cHFsMmMzdWgwcWJhN3BrZDdjcDNoaGZuYzQgZDI1YTkwYzI1Y2ZiODQzZTQxZjk4MThiNTRkMzMyOWZjZjg5OTU5MWFiNTc1OWVjMzFiNDlmMmU1NTE2ZDA1Y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cHFsMmMzdWgwcWJhN3BrZDdjcDNoaGZuYzQgZDI1YTkwYzI1Y2ZiODQzZTQxZjk4MThiNTRkMzMyOWZjZjg5OTU5MWFiNTc1OWVjMzFiNDlmMmU1NTE2ZDA1YkBncm91cC5jYWxlbmRhci5nb29nbGUuY29t" xlink:type="simple">https://www.google.com/calendar/event?eid=cHFsMmMzdWgwcWJhN3BrZDdjcDNoaGZuYzQgZDI1YTkwYzI1Y2ZiODQzZTQxZjk4MThiNTRkMzMyOWZjZjg5OTU5MWFiNTc1OWVjMzFiNDlmMmU1NTE2ZDA1YkBncm91cC5jYWxlbmRhci5nb29nbGUuY29t</text:a></text:p>
          </table:table-cell>
          <table:table-cell table:style-name="ce3" table:formula="of:=HYPERLINK(&quot;https://www.google.com/calendar/event?eid=cHFsMmMzdWgwcWJhN3BrZDdjcDNoaGZuYzQgZDI1YTkwYzI1Y2ZiODQzZTQxZjk4MThiNTRkMzMyOWZjZjg5OTU5MWFiNTc1OWVjMzFiNDlmMmU1NTE2ZDA1YkBncm91cC5jYWxlbmRhci5nb29nbGUuY29t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ent a photobooth Culver City - Event</text:p>
          </table:table-cell>
          <table:table-cell table:style-name="ce3" table:formula="of:=HYPERLINK(&quot;https://www.google.com/calendar/event?eid=MDlpcG1jcnBobzBkMzA1b2NvMjN0NnVuc3MgZDI1YTkwYzI1Y2ZiODQzZTQxZjk4MThiNTRkMzMyOWZjZjg5OTU5MWFiNTc1OWVjMzFiNDlmMmU1NTE2ZDA1YkBncm91cC5jYWxlbmRhci5nb29nbGUuY29t&quot;; image(&quot;https://api.qrserver.com/v1/create-qr-code/?size=150x150&amp;data=https://www.google.com/calendar/event?eid=MDlpcG1jcnBobzBkMzA1b2NvMjN0NnVuc3MgZDI1YTkwYzI1Y2ZiODQzZTQxZjk4MThiNTRkMzMyOWZjZjg5OTU5MWFiNTc1OWVjMzFiNDlmMmU1NTE2ZDA1Y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DlpcG1jcnBobzBkMzA1b2NvMjN0NnVuc3MgZDI1YTkwYzI1Y2ZiODQzZTQxZjk4MThiNTRkMzMyOWZjZjg5OTU5MWFiNTc1OWVjMzFiNDlmMmU1NTE2ZDA1YkBncm91cC5jYWxlbmRhci5nb29nbGUuY29t" xlink:type="simple">https://www.google.com/calendar/event?eid=MDlpcG1jcnBobzBkMzA1b2NvMjN0NnVuc3MgZDI1YTkwYzI1Y2ZiODQzZTQxZjk4MThiNTRkMzMyOWZjZjg5OTU5MWFiNTc1OWVjMzFiNDlmMmU1NTE2ZDA1YkBncm91cC5jYWxlbmRhci5nb29nbGUuY29t</text:a></text:p>
          </table:table-cell>
          <table:table-cell table:style-name="ce3" table:formula="of:=HYPERLINK(&quot;https://www.google.com/calendar/event?eid=MDlpcG1jcnBobzBkMzA1b2NvMjN0NnVuc3MgZDI1YTkwYzI1Y2ZiODQzZTQxZjk4MThiNTRkMzMyOWZjZjg5OTU5MWFiNTc1OWVjMzFiNDlmMmU1NTE2ZDA1YkBncm91cC5jYWxlbmRhci5nb29nbGUuY29t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ent a photobooth Culver City - Event</text:p>
          </table:table-cell>
          <table:table-cell table:style-name="ce3" table:formula="of:=HYPERLINK(&quot;https://www.google.com/calendar/event?eid=bjJtczdhZWNuYTZobzdocTloZXE4NHMzczQgZDI1YTkwYzI1Y2ZiODQzZTQxZjk4MThiNTRkMzMyOWZjZjg5OTU5MWFiNTc1OWVjMzFiNDlmMmU1NTE2ZDA1YkBncm91cC5jYWxlbmRhci5nb29nbGUuY29t&quot;; image(&quot;https://api.qrserver.com/v1/create-qr-code/?size=150x150&amp;data=https://www.google.com/calendar/event?eid=bjJtczdhZWNuYTZobzdocTloZXE4NHMzczQgZDI1YTkwYzI1Y2ZiODQzZTQxZjk4MThiNTRkMzMyOWZjZjg5OTU5MWFiNTc1OWVjMzFiNDlmMmU1NTE2ZDA1Y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bjJtczdhZWNuYTZobzdocTloZXE4NHMzczQgZDI1YTkwYzI1Y2ZiODQzZTQxZjk4MThiNTRkMzMyOWZjZjg5OTU5MWFiNTc1OWVjMzFiNDlmMmU1NTE2ZDA1YkBncm91cC5jYWxlbmRhci5nb29nbGUuY29t" xlink:type="simple">https://www.google.com/calendar/event?eid=bjJtczdhZWNuYTZobzdocTloZXE4NHMzczQgZDI1YTkwYzI1Y2ZiODQzZTQxZjk4MThiNTRkMzMyOWZjZjg5OTU5MWFiNTc1OWVjMzFiNDlmMmU1NTE2ZDA1YkBncm91cC5jYWxlbmRhci5nb29nbGUuY29t</text:a></text:p>
          </table:table-cell>
          <table:table-cell table:style-name="ce3" table:formula="of:=HYPERLINK(&quot;https://www.google.com/calendar/event?eid=bjJtczdhZWNuYTZobzdocTloZXE4NHMzczQgZDI1YTkwYzI1Y2ZiODQzZTQxZjk4MThiNTRkMzMyOWZjZjg5OTU5MWFiNTc1OWVjMzFiNDlmMmU1NTE2ZDA1YkBncm91cC5jYWxlbmRhci5nb29nbGUuY29t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ent a photobooth Culver City - Event</text:p>
          </table:table-cell>
          <table:table-cell table:style-name="ce3" table:formula="of:=HYPERLINK(&quot;https://www.google.com/calendar/event?eid=aTZxYWV1ZGFoNTR2MGcwaXJrOG84NWRmMWsgZDI1YTkwYzI1Y2ZiODQzZTQxZjk4MThiNTRkMzMyOWZjZjg5OTU5MWFiNTc1OWVjMzFiNDlmMmU1NTE2ZDA1YkBncm91cC5jYWxlbmRhci5nb29nbGUuY29t&quot;; image(&quot;https://api.qrserver.com/v1/create-qr-code/?size=150x150&amp;data=https://www.google.com/calendar/event?eid=aTZxYWV1ZGFoNTR2MGcwaXJrOG84NWRmMWsgZDI1YTkwYzI1Y2ZiODQzZTQxZjk4MThiNTRkMzMyOWZjZjg5OTU5MWFiNTc1OWVjMzFiNDlmMmU1NTE2ZDA1Y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TZxYWV1ZGFoNTR2MGcwaXJrOG84NWRmMWsgZDI1YTkwYzI1Y2ZiODQzZTQxZjk4MThiNTRkMzMyOWZjZjg5OTU5MWFiNTc1OWVjMzFiNDlmMmU1NTE2ZDA1YkBncm91cC5jYWxlbmRhci5nb29nbGUuY29t" xlink:type="simple">https://www.google.com/calendar/event?eid=aTZxYWV1ZGFoNTR2MGcwaXJrOG84NWRmMWsgZDI1YTkwYzI1Y2ZiODQzZTQxZjk4MThiNTRkMzMyOWZjZjg5OTU5MWFiNTc1OWVjMzFiNDlmMmU1NTE2ZDA1YkBncm91cC5jYWxlbmRhci5nb29nbGUuY29t</text:a></text:p>
          </table:table-cell>
          <table:table-cell table:style-name="ce3" table:formula="of:=HYPERLINK(&quot;https://www.google.com/calendar/event?eid=aTZxYWV1ZGFoNTR2MGcwaXJrOG84NWRmMWsgZDI1YTkwYzI1Y2ZiODQzZTQxZjk4MThiNTRkMzMyOWZjZjg5OTU5MWFiNTc1OWVjMzFiNDlmMmU1NTE2ZDA1YkBncm91cC5jYWxlbmRhci5nb29nbGUuY29t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ent a photobooth Culver City - Event</text:p>
          </table:table-cell>
          <table:table-cell table:style-name="ce3" table:formula="of:=HYPERLINK(&quot;https://www.google.com/calendar/event?eid=NmpmMGduM3QzM3Fva2UxdmY5aDBybjhvMWcgZDI1YTkwYzI1Y2ZiODQzZTQxZjk4MThiNTRkMzMyOWZjZjg5OTU5MWFiNTc1OWVjMzFiNDlmMmU1NTE2ZDA1YkBncm91cC5jYWxlbmRhci5nb29nbGUuY29t&quot;; image(&quot;https://api.qrserver.com/v1/create-qr-code/?size=150x150&amp;data=https://www.google.com/calendar/event?eid=NmpmMGduM3QzM3Fva2UxdmY5aDBybjhvMWcgZDI1YTkwYzI1Y2ZiODQzZTQxZjk4MThiNTRkMzMyOWZjZjg5OTU5MWFiNTc1OWVjMzFiNDlmMmU1NTE2ZDA1Y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mpmMGduM3QzM3Fva2UxdmY5aDBybjhvMWcgZDI1YTkwYzI1Y2ZiODQzZTQxZjk4MThiNTRkMzMyOWZjZjg5OTU5MWFiNTc1OWVjMzFiNDlmMmU1NTE2ZDA1YkBncm91cC5jYWxlbmRhci5nb29nbGUuY29t" xlink:type="simple">https://www.google.com/calendar/event?eid=NmpmMGduM3QzM3Fva2UxdmY5aDBybjhvMWcgZDI1YTkwYzI1Y2ZiODQzZTQxZjk4MThiNTRkMzMyOWZjZjg5OTU5MWFiNTc1OWVjMzFiNDlmMmU1NTE2ZDA1YkBncm91cC5jYWxlbmRhci5nb29nbGUuY29t</text:a></text:p>
          </table:table-cell>
          <table:table-cell table:style-name="ce3" table:formula="of:=HYPERLINK(&quot;https://www.google.com/calendar/event?eid=NmpmMGduM3QzM3Fva2UxdmY5aDBybjhvMWcgZDI1YTkwYzI1Y2ZiODQzZTQxZjk4MThiNTRkMzMyOWZjZjg5OTU5MWFiNTc1OWVjMzFiNDlmMmU1NTE2ZDA1YkBncm91cC5jYWxlbmRhci5nb29nbGUuY29t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ent a photobooth Culver City - Event</text:p>
          </table:table-cell>
          <table:table-cell table:style-name="ce3" table:formula="of:=HYPERLINK(&quot;https://www.google.com/calendar/event?eid=N3IyYWhyYTRkajUyZ2NiYnBlZDhsM2JibmsgZDI1YTkwYzI1Y2ZiODQzZTQxZjk4MThiNTRkMzMyOWZjZjg5OTU5MWFiNTc1OWVjMzFiNDlmMmU1NTE2ZDA1YkBncm91cC5jYWxlbmRhci5nb29nbGUuY29t&quot;; image(&quot;https://api.qrserver.com/v1/create-qr-code/?size=150x150&amp;data=https://www.google.com/calendar/event?eid=N3IyYWhyYTRkajUyZ2NiYnBlZDhsM2JibmsgZDI1YTkwYzI1Y2ZiODQzZTQxZjk4MThiNTRkMzMyOWZjZjg5OTU5MWFiNTc1OWVjMzFiNDlmMmU1NTE2ZDA1Y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3IyYWhyYTRkajUyZ2NiYnBlZDhsM2JibmsgZDI1YTkwYzI1Y2ZiODQzZTQxZjk4MThiNTRkMzMyOWZjZjg5OTU5MWFiNTc1OWVjMzFiNDlmMmU1NTE2ZDA1YkBncm91cC5jYWxlbmRhci5nb29nbGUuY29t" xlink:type="simple">https://www.google.com/calendar/event?eid=N3IyYWhyYTRkajUyZ2NiYnBlZDhsM2JibmsgZDI1YTkwYzI1Y2ZiODQzZTQxZjk4MThiNTRkMzMyOWZjZjg5OTU5MWFiNTc1OWVjMzFiNDlmMmU1NTE2ZDA1YkBncm91cC5jYWxlbmRhci5nb29nbGUuY29t</text:a></text:p>
          </table:table-cell>
          <table:table-cell table:style-name="ce3" table:formula="of:=HYPERLINK(&quot;https://www.google.com/calendar/event?eid=N3IyYWhyYTRkajUyZ2NiYnBlZDhsM2JibmsgZDI1YTkwYzI1Y2ZiODQzZTQxZjk4MThiNTRkMzMyOWZjZjg5OTU5MWFiNTc1OWVjMzFiNDlmMmU1NTE2ZDA1YkBncm91cC5jYWxlbmRhci5nb29nbGUuY29t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ent a photobooth Culver City - Event</text:p>
          </table:table-cell>
          <table:table-cell table:style-name="ce3" table:formula="of:=HYPERLINK(&quot;https://www.google.com/calendar/event?eid=bXNiOGFudWZwcTNhb3VqazYwbXJmdXEydTggZDI1YTkwYzI1Y2ZiODQzZTQxZjk4MThiNTRkMzMyOWZjZjg5OTU5MWFiNTc1OWVjMzFiNDlmMmU1NTE2ZDA1YkBncm91cC5jYWxlbmRhci5nb29nbGUuY29t&quot;; image(&quot;https://api.qrserver.com/v1/create-qr-code/?size=150x150&amp;data=https://www.google.com/calendar/event?eid=bXNiOGFudWZwcTNhb3VqazYwbXJmdXEydTggZDI1YTkwYzI1Y2ZiODQzZTQxZjk4MThiNTRkMzMyOWZjZjg5OTU5MWFiNTc1OWVjMzFiNDlmMmU1NTE2ZDA1Y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bXNiOGFudWZwcTNhb3VqazYwbXJmdXEydTggZDI1YTkwYzI1Y2ZiODQzZTQxZjk4MThiNTRkMzMyOWZjZjg5OTU5MWFiNTc1OWVjMzFiNDlmMmU1NTE2ZDA1YkBncm91cC5jYWxlbmRhci5nb29nbGUuY29t" xlink:type="simple">https://www.google.com/calendar/event?eid=bXNiOGFudWZwcTNhb3VqazYwbXJmdXEydTggZDI1YTkwYzI1Y2ZiODQzZTQxZjk4MThiNTRkMzMyOWZjZjg5OTU5MWFiNTc1OWVjMzFiNDlmMmU1NTE2ZDA1YkBncm91cC5jYWxlbmRhci5nb29nbGUuY29t</text:a></text:p>
          </table:table-cell>
          <table:table-cell table:style-name="ce3" table:formula="of:=HYPERLINK(&quot;https://www.google.com/calendar/event?eid=bXNiOGFudWZwcTNhb3VqazYwbXJmdXEydTggZDI1YTkwYzI1Y2ZiODQzZTQxZjk4MThiNTRkMzMyOWZjZjg5OTU5MWFiNTc1OWVjMzFiNDlmMmU1NTE2ZDA1YkBncm91cC5jYWxlbmRhci5nb29nbGUuY29t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ent a photobooth Culver City - Event</text:p>
          </table:table-cell>
          <table:table-cell table:style-name="ce3" table:formula="of:=HYPERLINK(&quot;https://www.google.com/calendar/event?eid=MmcyNGhjZm5vM21nZnFqcTVsNW9qbGN1ZjQgZDI1YTkwYzI1Y2ZiODQzZTQxZjk4MThiNTRkMzMyOWZjZjg5OTU5MWFiNTc1OWVjMzFiNDlmMmU1NTE2ZDA1YkBncm91cC5jYWxlbmRhci5nb29nbGUuY29t&quot;; image(&quot;https://api.qrserver.com/v1/create-qr-code/?size=150x150&amp;data=https://www.google.com/calendar/event?eid=MmcyNGhjZm5vM21nZnFqcTVsNW9qbGN1ZjQgZDI1YTkwYzI1Y2ZiODQzZTQxZjk4MThiNTRkMzMyOWZjZjg5OTU5MWFiNTc1OWVjMzFiNDlmMmU1NTE2ZDA1Y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mcyNGhjZm5vM21nZnFqcTVsNW9qbGN1ZjQgZDI1YTkwYzI1Y2ZiODQzZTQxZjk4MThiNTRkMzMyOWZjZjg5OTU5MWFiNTc1OWVjMzFiNDlmMmU1NTE2ZDA1YkBncm91cC5jYWxlbmRhci5nb29nbGUuY29t" xlink:type="simple">https://www.google.com/calendar/event?eid=MmcyNGhjZm5vM21nZnFqcTVsNW9qbGN1ZjQgZDI1YTkwYzI1Y2ZiODQzZTQxZjk4MThiNTRkMzMyOWZjZjg5OTU5MWFiNTc1OWVjMzFiNDlmMmU1NTE2ZDA1YkBncm91cC5jYWxlbmRhci5nb29nbGUuY29t</text:a></text:p>
          </table:table-cell>
          <table:table-cell table:style-name="ce3" table:formula="of:=HYPERLINK(&quot;https://www.google.com/calendar/event?eid=MmcyNGhjZm5vM21nZnFqcTVsNW9qbGN1ZjQgZDI1YTkwYzI1Y2ZiODQzZTQxZjk4MThiNTRkMzMyOWZjZjg5OTU5MWFiNTc1OWVjMzFiNDlmMmU1NTE2ZDA1YkBncm91cC5jYWxlbmRhci5nb29nbGUuY29t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rent a photobooth Culver City</text:p>
          </table:table-cell>
          <table:table-cell table:style-name="ce3" table:formula="of:=HYPERLINK(&quot;https://youtu.be/pwiqBbyeUjE&quot;; image(&quot;https://api.qrserver.com/v1/create-qr-code/?size=150x150&amp;data=https://youtu.be/pwiqBbyeUj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pwiqBbyeUjE" xlink:type="simple">https://youtu.be/pwiqBbyeUjE</text:a></text:p>
          </table:table-cell>
          <table:table-cell table:style-name="ce3" table:formula="of:=HYPERLINK(&quot;https://youtu.be/pwiqBbyeUjE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rent a photobooth Culver City</text:p>
          </table:table-cell>
          <table:table-cell table:style-name="ce3" table:formula="of:=HYPERLINK(&quot;https://youtu.be/1-dEkZNtZHI&quot;; image(&quot;https://api.qrserver.com/v1/create-qr-code/?size=150x150&amp;data=https://youtu.be/1-dEkZNtZH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1-dEkZNtZHI" xlink:type="simple">https://youtu.be/1-dEkZNtZHI</text:a></text:p>
          </table:table-cell>
          <table:table-cell table:style-name="ce3" table:formula="of:=HYPERLINK(&quot;https://youtu.be/1-dEkZNtZHI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rent a photobooth Culver City</text:p>
          </table:table-cell>
          <table:table-cell table:style-name="ce3" table:formula="of:=HYPERLINK(&quot;https://youtu.be/FPsGz17-j10&quot;; image(&quot;https://api.qrserver.com/v1/create-qr-code/?size=150x150&amp;data=https://youtu.be/FPsGz17-j1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FPsGz17-j10" xlink:type="simple">https://youtu.be/FPsGz17-j10</text:a></text:p>
          </table:table-cell>
          <table:table-cell table:style-name="ce3" table:formula="of:=HYPERLINK(&quot;https://youtu.be/FPsGz17-j10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rent a photobooth Culver City</text:p>
          </table:table-cell>
          <table:table-cell table:style-name="ce3" table:formula="of:=HYPERLINK(&quot;https://youtu.be/EmCLBIu0R2I&quot;; image(&quot;https://api.qrserver.com/v1/create-qr-code/?size=150x150&amp;data=https://youtu.be/EmCLBIu0R2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EmCLBIu0R2I" xlink:type="simple">https://youtu.be/EmCLBIu0R2I</text:a></text:p>
          </table:table-cell>
          <table:table-cell table:style-name="ce3" table:formula="of:=HYPERLINK(&quot;https://youtu.be/EmCLBIu0R2I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rent a photobooth Culver City</text:p>
          </table:table-cell>
          <table:table-cell table:style-name="ce3" table:formula="of:=HYPERLINK(&quot;https://youtu.be/10hlB0RTfVM&quot;; image(&quot;https://api.qrserver.com/v1/create-qr-code/?size=150x150&amp;data=https://youtu.be/10hlB0RTfV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10hlB0RTfVM" xlink:type="simple">https://youtu.be/10hlB0RTfVM</text:a></text:p>
          </table:table-cell>
          <table:table-cell table:style-name="ce3" table:formula="of:=HYPERLINK(&quot;https://youtu.be/10hlB0RTfVM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Sheet1</text:p>
          </table:table-cell>
          <table:table-cell table:style-name="ce3" table:formula="of:=HYPERLINK(&quot;https://docs.google.com/spreadsheets/d/1YYQaBWrN_rAVvyflBwSpSzFsVMc5cKHruuBxPgNYNtk/edit#gid=0&quot;; image(&quot;https://api.qrserver.com/v1/create-qr-code/?size=150x150&amp;data=https://docs.google.com/spreadsheets/d/1YYQaBWrN_rAVvyflBwSpSzFsVMc5cKHruuBxPgNYNtk/edit#gid=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YYQaBWrN_rAVvyflBwSpSzFsVMc5cKHruuBxPgNYNtk/edit#gid=0" xlink:type="simple">https://docs.google.com/spreadsheets/d/1YYQaBWrN_rAVvyflBwSpSzFsVMc5cKHruuBxPgNYNtk/edit#gid=0</text:a></text:p>
          </table:table-cell>
          <table:table-cell table:style-name="ce3" table:formula="of:=HYPERLINK(&quot;https://docs.google.com/spreadsheets/d/1YYQaBWrN_rAVvyflBwSpSzFsVMc5cKHruuBxPgNYNtk/edit#gid=0&quot;;&quot;rent a photobooth Culver City Sheet1&quot;)" office:value-type="string" office:string-value="rent a photobooth Culver City Sheet1" calcext:value-type="string">
            <text:p>rent a photobooth Culver City Sheet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Keywords</text:p>
          </table:table-cell>
          <table:table-cell table:style-name="ce3" table:formula="of:=HYPERLINK(&quot;https://docs.google.com/spreadsheets/d/1YYQaBWrN_rAVvyflBwSpSzFsVMc5cKHruuBxPgNYNtk/edit#gid=1923026811&quot;; image(&quot;https://api.qrserver.com/v1/create-qr-code/?size=150x150&amp;data=https://docs.google.com/spreadsheets/d/1YYQaBWrN_rAVvyflBwSpSzFsVMc5cKHruuBxPgNYNtk/edit#gid=1923026811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YYQaBWrN_rAVvyflBwSpSzFsVMc5cKHruuBxPgNYNtk/edit#gid=1923026811" xlink:type="simple">https://docs.google.com/spreadsheets/d/1YYQaBWrN_rAVvyflBwSpSzFsVMc5cKHruuBxPgNYNtk/edit#gid=1923026811</text:a></text:p>
          </table:table-cell>
          <table:table-cell table:style-name="ce3" table:formula="of:=HYPERLINK(&quot;https://docs.google.com/spreadsheets/d/1YYQaBWrN_rAVvyflBwSpSzFsVMc5cKHruuBxPgNYNtk/edit#gid=1923026811&quot;;&quot;rent a photobooth Culver City Keywords&quot;)" office:value-type="string" office:string-value="rent a photobooth Culver City Keywords" calcext:value-type="string">
            <text:p>rent a photobooth Culver City Keywor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ontent</text:p>
          </table:table-cell>
          <table:table-cell table:style-name="ce3" table:formula="of:=HYPERLINK(&quot;https://docs.google.com/spreadsheets/d/1YYQaBWrN_rAVvyflBwSpSzFsVMc5cKHruuBxPgNYNtk/edit#gid=1696337471&quot;; image(&quot;https://api.qrserver.com/v1/create-qr-code/?size=150x150&amp;data=https://docs.google.com/spreadsheets/d/1YYQaBWrN_rAVvyflBwSpSzFsVMc5cKHruuBxPgNYNtk/edit#gid=1696337471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YYQaBWrN_rAVvyflBwSpSzFsVMc5cKHruuBxPgNYNtk/edit#gid=1696337471" xlink:type="simple">https://docs.google.com/spreadsheets/d/1YYQaBWrN_rAVvyflBwSpSzFsVMc5cKHruuBxPgNYNtk/edit#gid=1696337471</text:a></text:p>
          </table:table-cell>
          <table:table-cell table:style-name="ce3" table:formula="of:=HYPERLINK(&quot;https://docs.google.com/spreadsheets/d/1YYQaBWrN_rAVvyflBwSpSzFsVMc5cKHruuBxPgNYNtk/edit#gid=1696337471&quot;;&quot;rent a photobooth Culver City Content&quot;)" office:value-type="string" office:string-value="rent a photobooth Culver City Content" calcext:value-type="string">
            <text:p>rent a photobooth Culver City Cont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endar Events</text:p>
          </table:table-cell>
          <table:table-cell table:style-name="ce3" table:formula="of:=HYPERLINK(&quot;https://docs.google.com/spreadsheets/d/1YYQaBWrN_rAVvyflBwSpSzFsVMc5cKHruuBxPgNYNtk/edit#gid=83107292&quot;; image(&quot;https://api.qrserver.com/v1/create-qr-code/?size=150x150&amp;data=https://docs.google.com/spreadsheets/d/1YYQaBWrN_rAVvyflBwSpSzFsVMc5cKHruuBxPgNYNtk/edit#gid=83107292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YYQaBWrN_rAVvyflBwSpSzFsVMc5cKHruuBxPgNYNtk/edit#gid=83107292" xlink:type="simple">https://docs.google.com/spreadsheets/d/1YYQaBWrN_rAVvyflBwSpSzFsVMc5cKHruuBxPgNYNtk/edit#gid=83107292</text:a></text:p>
          </table:table-cell>
          <table:table-cell table:style-name="ce3" table:formula="of:=HYPERLINK(&quot;https://docs.google.com/spreadsheets/d/1YYQaBWrN_rAVvyflBwSpSzFsVMc5cKHruuBxPgNYNtk/edit#gid=83107292&quot;;&quot;rent a photobooth Culver City Calendar Events&quot;)" office:value-type="string" office:string-value="rent a photobooth Culver City Calendar Events" calcext:value-type="string">
            <text:p>rent a photobooth Culver City Calendar Event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RSS Feeds</text:p>
          </table:table-cell>
          <table:table-cell table:style-name="ce3" table:formula="of:=HYPERLINK(&quot;https://docs.google.com/spreadsheets/d/1YYQaBWrN_rAVvyflBwSpSzFsVMc5cKHruuBxPgNYNtk/edit#gid=1190497171&quot;; image(&quot;https://api.qrserver.com/v1/create-qr-code/?size=150x150&amp;data=https://docs.google.com/spreadsheets/d/1YYQaBWrN_rAVvyflBwSpSzFsVMc5cKHruuBxPgNYNtk/edit#gid=1190497171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YYQaBWrN_rAVvyflBwSpSzFsVMc5cKHruuBxPgNYNtk/edit#gid=1190497171" xlink:type="simple">https://docs.google.com/spreadsheets/d/1YYQaBWrN_rAVvyflBwSpSzFsVMc5cKHruuBxPgNYNtk/edit#gid=1190497171</text:a></text:p>
          </table:table-cell>
          <table:table-cell table:style-name="ce3" table:formula="of:=HYPERLINK(&quot;https://docs.google.com/spreadsheets/d/1YYQaBWrN_rAVvyflBwSpSzFsVMc5cKHruuBxPgNYNtk/edit#gid=1190497171&quot;;&quot;rent a photobooth Culver City RSS Feeds&quot;)" office:value-type="string" office:string-value="rent a photobooth Culver City RSS Feeds" calcext:value-type="string">
            <text:p>rent a photobooth Culver City RSS Feed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HTML</text:p>
          </table:table-cell>
          <table:table-cell table:style-name="ce2" office:value-type="string" calcext:value-type="string">
            <text:p>rent a photobooth Culver City HTML</text:p>
          </table:table-cell>
          <table:table-cell/>
          <table:table-cell table:style-name="ce4" office:value-type="string" calcext:value-type="string">
            <text:p><text:a xlink:href="https://drive.google.com/drive/folders/1Tpw0VnoR_YnpNMGgKOkcRM8Dj11D59H_?usp=sharing" xlink:type="simple">https://drive.google.com/drive/folders/1Tpw0VnoR_YnpNMGgKOkcRM8Dj11D59H_?usp=sharing</text:a></text:p>
          </table:table-cell>
          <table:table-cell table:style-name="ce3" table:formula="of:=HYPERLINK(&quot;https://drive.google.com/drive/folders/1Tpw0VnoR_YnpNMGgKOkcRM8Dj11D59H_?usp=sharing&quot;;&quot;rent a photobooth Culver City HTML&quot;)" office:value-type="string" office:string-value="rent a photobooth Culver City HTML" calcext:value-type="string">
            <text:p>rent a photobooth Culver City 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TML</text:p>
          </table:table-cell>
          <table:table-cell table:style-name="ce2" office:value-type="string" calcext:value-type="string">
            <text:p>rent a photobooth Culver City.html</text:p>
          </table:table-cell>
          <table:table-cell/>
          <table:table-cell table:style-name="ce4" office:value-type="string" calcext:value-type="string">
            <text:p><text:a xlink:href="https://drive.google.com/file/d/1RNOMsUeENHbBPqO1GKVAt_aCfJ9uDj9O/view?usp=sharing" xlink:type="simple">https://drive.google.com/file/d/1RNOMsUeENHbBPqO1GKVAt_aCfJ9uDj9O/view?usp=sharing</text:a></text:p>
          </table:table-cell>
          <table:table-cell table:style-name="ce3" table:formula="of:=HYPERLINK(&quot;https://drive.google.com/file/d/1RNOMsUeENHbBPqO1GKVAt_aCfJ9uDj9O/view?usp=sharing&quot;;&quot;rent a photobooth Culver City.html&quot;)" office:value-type="string" office:string-value="rent a photobooth Culver City.html" calcext:value-type="string">
            <text:p>rent a photobooth Culver City.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Microsoft Files</text:p>
          </table:table-cell>
          <table:table-cell table:style-name="ce2" office:value-type="string" calcext:value-type="string">
            <text:p>rent a photobooth Culver City MSFT</text:p>
          </table:table-cell>
          <table:table-cell/>
          <table:table-cell table:style-name="ce4" office:value-type="string" calcext:value-type="string">
            <text:p><text:a xlink:href="https://drive.google.com/drive/folders/1AdQ5gDODMdQyqOhKqxhmjaGOQDMeIlXf?usp=sharing" xlink:type="simple">https://drive.google.com/drive/folders/1AdQ5gDODMdQyqOhKqxhmjaGOQDMeIlXf?usp=sharing</text:a></text:p>
          </table:table-cell>
          <table:table-cell table:style-name="ce3" table:formula="of:=HYPERLINK(&quot;https://drive.google.com/drive/folders/1AdQ5gDODMdQyqOhKqxhmjaGOQDMeIlXf?usp=sharing&quot;;&quot;rent a photobooth Culver City MSFT&quot;)" office:value-type="string" office:string-value="rent a photobooth Culver City MSFT" calcext:value-type="string">
            <text:p>rent a photobooth Culver City MSF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ing a photo booth Culver City</text:p>
          </table:table-cell>
          <table:table-cell/>
          <table:table-cell table:style-name="ce4" office:value-type="string" calcext:value-type="string">
            <text:p><text:a xlink:href="https://docs.google.com/document/d/1ZRdY3zsm7Ub20Gh2slHko-eRTNOuaXRfFOpewNGKZOA/edit?usp=sharing" xlink:type="simple">https://docs.google.com/document/d/1ZRdY3zsm7Ub20Gh2slHko-eRTNOuaXRfFOpewNGKZOA/edit?usp=sharing</text:a></text:p>
          </table:table-cell>
          <table:table-cell table:style-name="ce3" table:formula="of:=HYPERLINK(&quot;https://docs.google.com/document/d/1ZRdY3zsm7Ub20Gh2slHko-eRTNOuaXRfFOpewNGKZOA/edit?usp=sharing&quot;;&quot;renting a photo booth Culver City&quot;)" office:value-type="string" office:string-value="renting a photo booth Culver City" calcext:value-type="string">
            <text:p>renting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ing a photo booth Culver City pub</text:p>
          </table:table-cell>
          <table:table-cell/>
          <table:table-cell table:style-name="ce4" office:value-type="string" calcext:value-type="string">
            <text:p><text:a xlink:href="https://docs.google.com/document/d/1ZRdY3zsm7Ub20Gh2slHko-eRTNOuaXRfFOpewNGKZOA/pub" xlink:type="simple">https://docs.google.com/document/d/1ZRdY3zsm7Ub20Gh2slHko-eRTNOuaXRfFOpewNGKZOA/pub</text:a></text:p>
          </table:table-cell>
          <table:table-cell table:style-name="ce3" table:formula="of:=HYPERLINK(&quot;https://docs.google.com/document/d/1ZRdY3zsm7Ub20Gh2slHko-eRTNOuaXRfFOpewNGKZOA/edit?usp=sharing&quot;;&quot;renting a photo booth Culver City&quot;)" office:value-type="string" office:string-value="renting a photo booth Culver City" calcext:value-type="string">
            <text:p>renting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ing a photo booth Culver City view</text:p>
          </table:table-cell>
          <table:table-cell/>
          <table:table-cell table:style-name="ce4" office:value-type="string" calcext:value-type="string">
            <text:p><text:a xlink:href="https://docs.google.com/document/d/1ZRdY3zsm7Ub20Gh2slHko-eRTNOuaXRfFOpewNGKZOA/view" xlink:type="simple">https://docs.google.com/document/d/1ZRdY3zsm7Ub20Gh2slHko-eRTNOuaXRfFOpewNGKZOA/view</text:a></text:p>
          </table:table-cell>
          <table:table-cell table:style-name="ce3" table:formula="of:=HYPERLINK(&quot;https://docs.google.com/document/d/1ZRdY3zsm7Ub20Gh2slHko-eRTNOuaXRfFOpewNGKZOA/edit?usp=sharing&quot;;&quot;renting a photo booth Culver City&quot;)" office:value-type="string" office:string-value="renting a photo booth Culver City" calcext:value-type="string">
            <text:p>renting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Culver City</text:p>
          </table:table-cell>
          <table:table-cell/>
          <table:table-cell table:style-name="ce4" office:value-type="string" calcext:value-type="string">
            <text:p><text:a xlink:href="https://docs.google.com/document/d/1h10WDvw1j_ck_JapZQH5d5RR1dpEgTFNbouHLnI1sUw/edit?usp=sharing" xlink:type="simple">https://docs.google.com/document/d/1h10WDvw1j_ck_JapZQH5d5RR1dpEgTFNbouHLnI1sUw/edit?usp=sharing</text:a></text:p>
          </table:table-cell>
          <table:table-cell table:style-name="ce3" table:formula="of:=HYPERLINK(&quot;https://docs.google.com/document/d/1h10WDvw1j_ck_JapZQH5d5RR1dpEgTFNbouHLnI1sUw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Culver City pub</text:p>
          </table:table-cell>
          <table:table-cell/>
          <table:table-cell table:style-name="ce4" office:value-type="string" calcext:value-type="string">
            <text:p><text:a xlink:href="https://docs.google.com/document/d/1h10WDvw1j_ck_JapZQH5d5RR1dpEgTFNbouHLnI1sUw/pub" xlink:type="simple">https://docs.google.com/document/d/1h10WDvw1j_ck_JapZQH5d5RR1dpEgTFNbouHLnI1sUw/pub</text:a></text:p>
          </table:table-cell>
          <table:table-cell table:style-name="ce3" table:formula="of:=HYPERLINK(&quot;https://docs.google.com/document/d/1h10WDvw1j_ck_JapZQH5d5RR1dpEgTFNbouHLnI1sUw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Culver City view</text:p>
          </table:table-cell>
          <table:table-cell/>
          <table:table-cell table:style-name="ce4" office:value-type="string" calcext:value-type="string">
            <text:p><text:a xlink:href="https://docs.google.com/document/d/1h10WDvw1j_ck_JapZQH5d5RR1dpEgTFNbouHLnI1sUw/view" xlink:type="simple">https://docs.google.com/document/d/1h10WDvw1j_ck_JapZQH5d5RR1dpEgTFNbouHLnI1sUw/view</text:a></text:p>
          </table:table-cell>
          <table:table-cell table:style-name="ce3" table:formula="of:=HYPERLINK(&quot;https://docs.google.com/document/d/1h10WDvw1j_ck_JapZQH5d5RR1dpEgTFNbouHLnI1sUw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s Culver City</text:p>
          </table:table-cell>
          <table:table-cell/>
          <table:table-cell table:style-name="ce4" office:value-type="string" calcext:value-type="string">
            <text:p><text:a xlink:href="https://docs.google.com/document/d/1LM8X4nPjFZmMeLYmA2XwDIoapfTyC6TGO9moGt9VlZY/edit?usp=sharing" xlink:type="simple">https://docs.google.com/document/d/1LM8X4nPjFZmMeLYmA2XwDIoapfTyC6TGO9moGt9VlZY/edit?usp=sharing</text:a></text:p>
          </table:table-cell>
          <table:table-cell table:style-name="ce3" table:formula="of:=HYPERLINK(&quot;https://docs.google.com/document/d/1LM8X4nPjFZmMeLYmA2XwDIoapfTyC6TGO9moGt9VlZY/edit?usp=sharing&quot;;&quot;photo booth rentals Culver City&quot;)" office:value-type="string" office:string-value="photo booth rentals Culver City" calcext:value-type="string">
            <text:p>photo booth rentals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s Culver City pub</text:p>
          </table:table-cell>
          <table:table-cell/>
          <table:table-cell table:style-name="ce4" office:value-type="string" calcext:value-type="string">
            <text:p><text:a xlink:href="https://docs.google.com/document/d/1LM8X4nPjFZmMeLYmA2XwDIoapfTyC6TGO9moGt9VlZY/pub" xlink:type="simple">https://docs.google.com/document/d/1LM8X4nPjFZmMeLYmA2XwDIoapfTyC6TGO9moGt9VlZY/pub</text:a></text:p>
          </table:table-cell>
          <table:table-cell table:style-name="ce3" table:formula="of:=HYPERLINK(&quot;https://docs.google.com/document/d/1LM8X4nPjFZmMeLYmA2XwDIoapfTyC6TGO9moGt9VlZY/edit?usp=sharing&quot;;&quot;photo booth rentals Culver City&quot;)" office:value-type="string" office:string-value="photo booth rentals Culver City" calcext:value-type="string">
            <text:p>photo booth rentals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s Culver City view</text:p>
          </table:table-cell>
          <table:table-cell/>
          <table:table-cell table:style-name="ce4" office:value-type="string" calcext:value-type="string">
            <text:p><text:a xlink:href="https://docs.google.com/document/d/1LM8X4nPjFZmMeLYmA2XwDIoapfTyC6TGO9moGt9VlZY/view" xlink:type="simple">https://docs.google.com/document/d/1LM8X4nPjFZmMeLYmA2XwDIoapfTyC6TGO9moGt9VlZY/view</text:a></text:p>
          </table:table-cell>
          <table:table-cell table:style-name="ce3" table:formula="of:=HYPERLINK(&quot;https://docs.google.com/document/d/1LM8X4nPjFZmMeLYmA2XwDIoapfTyC6TGO9moGt9VlZY/edit?usp=sharing&quot;;&quot;photo booth rentals Culver City&quot;)" office:value-type="string" office:string-value="photo booth rentals Culver City" calcext:value-type="string">
            <text:p>photo booth rentals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3" table:formula="of:=HYPERLINK(&quot;https://sites.google.com/view/culvercityphotoboothrentals/home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3" table:formula="of:=HYPERLINK(&quot;https://sites.google.com/view/culvercityphotoboothrentals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3" table:formula="of:=HYPERLINK(&quot;https://sites.google.com/view/culvercityphotoboothrentals/culver-city-photo-booths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home" xlink:type="simple">https://sites.google.com/view/photobooth-rental-culver-city/home</text:a></text:p>
          </table:table-cell>
          <table:table-cell table:style-name="ce3" table:formula="of:=HYPERLINK(&quot;https://sites.google.com/view/photobooth-rental-culver-city/home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culver-city-photo-booths" xlink:type="simple">https://sites.google.com/view/photobooth-rental-culver-city/culver-city-photo-booths</text:a></text:p>
          </table:table-cell>
          <table:table-cell table:style-name="ce3" table:formula="of:=HYPERLINK(&quot;https://sites.google.com/view/photobooth-rental-culver-city/culver-city-photo-booths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booth rental Culver City</text:p>
          </table:table-cell>
          <table:table-cell/>
          <table:table-cell table:style-name="ce4" office:value-type="string" calcext:value-type="string">
            <text:p><text:a xlink:href="https://docs.google.com/document/d/1M9IMhmzXVS8oi5F8sMkr5_B7jZc2c8RRnhKh1VoqWlY/edit?usp=sharing" xlink:type="simple">https://docs.google.com/document/d/1M9IMhmzXVS8oi5F8sMkr5_B7jZc2c8RRnhKh1VoqWlY/edit?usp=sharing</text:a></text:p>
          </table:table-cell>
          <table:table-cell table:style-name="ce3" table:formula="of:=HYPERLINK(&quot;https://docs.google.com/document/d/1M9IMhmzXVS8oi5F8sMkr5_B7jZc2c8RRnhKh1VoqWlY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booth rental Culver City pub</text:p>
          </table:table-cell>
          <table:table-cell/>
          <table:table-cell table:style-name="ce4" office:value-type="string" calcext:value-type="string">
            <text:p><text:a xlink:href="https://docs.google.com/document/d/1M9IMhmzXVS8oi5F8sMkr5_B7jZc2c8RRnhKh1VoqWlY/pub" xlink:type="simple">https://docs.google.com/document/d/1M9IMhmzXVS8oi5F8sMkr5_B7jZc2c8RRnhKh1VoqWlY/pub</text:a></text:p>
          </table:table-cell>
          <table:table-cell table:style-name="ce3" table:formula="of:=HYPERLINK(&quot;https://docs.google.com/document/d/1M9IMhmzXVS8oi5F8sMkr5_B7jZc2c8RRnhKh1VoqWlY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booth rental Culver City view</text:p>
          </table:table-cell>
          <table:table-cell/>
          <table:table-cell table:style-name="ce4" office:value-type="string" calcext:value-type="string">
            <text:p><text:a xlink:href="https://docs.google.com/document/d/1M9IMhmzXVS8oi5F8sMkr5_B7jZc2c8RRnhKh1VoqWlY/view" xlink:type="simple">https://docs.google.com/document/d/1M9IMhmzXVS8oi5F8sMkr5_B7jZc2c8RRnhKh1VoqWlY/view</text:a></text:p>
          </table:table-cell>
          <table:table-cell table:style-name="ce3" table:formula="of:=HYPERLINK(&quot;https://docs.google.com/document/d/1M9IMhmzXVS8oi5F8sMkr5_B7jZc2c8RRnhKh1VoqWlY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ing a photo booth in Culver City</text:p>
          </table:table-cell>
          <table:table-cell/>
          <table:table-cell table:style-name="ce4" office:value-type="string" calcext:value-type="string">
            <text:p><text:a xlink:href="https://docs.google.com/document/d/1fDE9niAC7z0wwQdTMkIY-u7wl26n7y6ceGD2LuUoKqY/edit?usp=sharing" xlink:type="simple">https://docs.google.com/document/d/1fDE9niAC7z0wwQdTMkIY-u7wl26n7y6ceGD2LuUoKqY/edit?usp=sharing</text:a></text:p>
          </table:table-cell>
          <table:table-cell table:style-name="ce3" table:formula="of:=HYPERLINK(&quot;https://docs.google.com/document/d/1fDE9niAC7z0wwQdTMkIY-u7wl26n7y6ceGD2LuUoKqY/edit?usp=sharing&quot;;&quot;renting a photo booth in Culver City&quot;)" office:value-type="string" office:string-value="renting a photo booth in Culver City" calcext:value-type="string">
            <text:p>renting a photo booth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ing a photo booth in Culver City pub</text:p>
          </table:table-cell>
          <table:table-cell/>
          <table:table-cell table:style-name="ce4" office:value-type="string" calcext:value-type="string">
            <text:p><text:a xlink:href="https://docs.google.com/document/d/1fDE9niAC7z0wwQdTMkIY-u7wl26n7y6ceGD2LuUoKqY/pub" xlink:type="simple">https://docs.google.com/document/d/1fDE9niAC7z0wwQdTMkIY-u7wl26n7y6ceGD2LuUoKqY/pub</text:a></text:p>
          </table:table-cell>
          <table:table-cell table:style-name="ce3" table:formula="of:=HYPERLINK(&quot;https://docs.google.com/document/d/1fDE9niAC7z0wwQdTMkIY-u7wl26n7y6ceGD2LuUoKqY/edit?usp=sharing&quot;;&quot;renting a photo booth in Culver City&quot;)" office:value-type="string" office:string-value="renting a photo booth in Culver City" calcext:value-type="string">
            <text:p>renting a photo booth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ing a photo booth in Culver City view</text:p>
          </table:table-cell>
          <table:table-cell/>
          <table:table-cell table:style-name="ce4" office:value-type="string" calcext:value-type="string">
            <text:p><text:a xlink:href="https://docs.google.com/document/d/1fDE9niAC7z0wwQdTMkIY-u7wl26n7y6ceGD2LuUoKqY/view" xlink:type="simple">https://docs.google.com/document/d/1fDE9niAC7z0wwQdTMkIY-u7wl26n7y6ceGD2LuUoKqY/view</text:a></text:p>
          </table:table-cell>
          <table:table-cell table:style-name="ce3" table:formula="of:=HYPERLINK(&quot;https://docs.google.com/document/d/1fDE9niAC7z0wwQdTMkIY-u7wl26n7y6ceGD2LuUoKqY/edit?usp=sharing&quot;;&quot;renting a photo booth in Culver City&quot;)" office:value-type="string" office:string-value="renting a photo booth in Culver City" calcext:value-type="string">
            <text:p>renting a photo booth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docs.google.com/document/d/1cD0mSayeZWOSkK5Wm8jCWMBMmknk_DMHwSPvjFTGSKY/edit?usp=sharing" xlink:type="simple">https://docs.google.com/document/d/1cD0mSayeZWOSkK5Wm8jCWMBMmknk_DMHwSPvjFTGSKY/edit?usp=sharing</text:a></text:p>
          </table:table-cell>
          <table:table-cell table:style-name="ce3" table:formula="of:=HYPERLINK(&quot;https://docs.google.com/document/d/1cD0mSayeZWOSkK5Wm8jCWMBMmknk_DMHwSPvjFTGSKY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 a photobooth Culver City pub</text:p>
          </table:table-cell>
          <table:table-cell/>
          <table:table-cell table:style-name="ce4" office:value-type="string" calcext:value-type="string">
            <text:p><text:a xlink:href="https://docs.google.com/document/d/1cD0mSayeZWOSkK5Wm8jCWMBMmknk_DMHwSPvjFTGSKY/pub" xlink:type="simple">https://docs.google.com/document/d/1cD0mSayeZWOSkK5Wm8jCWMBMmknk_DMHwSPvjFTGSKY/pub</text:a></text:p>
          </table:table-cell>
          <table:table-cell table:style-name="ce3" table:formula="of:=HYPERLINK(&quot;https://docs.google.com/document/d/1cD0mSayeZWOSkK5Wm8jCWMBMmknk_DMHwSPvjFTGSKY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 a photobooth Culver City view</text:p>
          </table:table-cell>
          <table:table-cell/>
          <table:table-cell table:style-name="ce4" office:value-type="string" calcext:value-type="string">
            <text:p><text:a xlink:href="https://docs.google.com/document/d/1cD0mSayeZWOSkK5Wm8jCWMBMmknk_DMHwSPvjFTGSKY/view" xlink:type="simple">https://docs.google.com/document/d/1cD0mSayeZWOSkK5Wm8jCWMBMmknk_DMHwSPvjFTGSKY/view</text:a></text:p>
          </table:table-cell>
          <table:table-cell table:style-name="ce3" table:formula="of:=HYPERLINK(&quot;https://docs.google.com/document/d/1cD0mSayeZWOSkK5Wm8jCWMBMmknk_DMHwSPvjFTGSKY/edit?usp=sharing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3" table:formula="of:=HYPERLINK(&quot;https://sites.google.com/view/culvercityphotoboothrentals/home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3" table:formula="of:=HYPERLINK(&quot;https://sites.google.com/view/culvercityphotoboothrentals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3" table:formula="of:=HYPERLINK(&quot;https://sites.google.com/view/culvercityphotoboothrentals/culver-city-photo-booths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home" xlink:type="simple">https://sites.google.com/view/photobooth-rental-culver-city/home</text:a></text:p>
          </table:table-cell>
          <table:table-cell table:style-name="ce3" table:formula="of:=HYPERLINK(&quot;https://sites.google.com/view/photobooth-rental-culver-city/home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culver-city-photo-booths" xlink:type="simple">https://sites.google.com/view/photobooth-rental-culver-city/culver-city-photo-booths</text:a></text:p>
          </table:table-cell>
          <table:table-cell table:style-name="ce3" table:formula="of:=HYPERLINK(&quot;https://sites.google.com/view/photobooth-rental-culver-city/culver-city-photo-booths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package Culver City</text:p>
          </table:table-cell>
          <table:table-cell/>
          <table:table-cell table:style-name="ce4" office:value-type="string" calcext:value-type="string">
            <text:p><text:a xlink:href="https://docs.google.com/document/d/1MUwAXivP9AstswaqGPjVOTzWbG56RScz4rj-0SmNGHA/edit?usp=sharing" xlink:type="simple">https://docs.google.com/document/d/1MUwAXivP9AstswaqGPjVOTzWbG56RScz4rj-0SmNGHA/edit?usp=sharing</text:a></text:p>
          </table:table-cell>
          <table:table-cell table:style-name="ce3" table:formula="of:=HYPERLINK(&quot;https://docs.google.com/document/d/1MUwAXivP9AstswaqGPjVOTzWbG56RScz4rj-0SmNGHA/edit?usp=sharing&quot;;&quot;photo booth rental package Culver City&quot;)" office:value-type="string" office:string-value="photo booth rental package Culver City" calcext:value-type="string">
            <text:p>photo booth rental package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package Culver City pub</text:p>
          </table:table-cell>
          <table:table-cell/>
          <table:table-cell table:style-name="ce4" office:value-type="string" calcext:value-type="string">
            <text:p><text:a xlink:href="https://docs.google.com/document/d/1MUwAXivP9AstswaqGPjVOTzWbG56RScz4rj-0SmNGHA/pub" xlink:type="simple">https://docs.google.com/document/d/1MUwAXivP9AstswaqGPjVOTzWbG56RScz4rj-0SmNGHA/pub</text:a></text:p>
          </table:table-cell>
          <table:table-cell table:style-name="ce3" table:formula="of:=HYPERLINK(&quot;https://docs.google.com/document/d/1MUwAXivP9AstswaqGPjVOTzWbG56RScz4rj-0SmNGHA/edit?usp=sharing&quot;;&quot;photo booth rental package Culver City&quot;)" office:value-type="string" office:string-value="photo booth rental package Culver City" calcext:value-type="string">
            <text:p>photo booth rental package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package Culver City view</text:p>
          </table:table-cell>
          <table:table-cell/>
          <table:table-cell table:style-name="ce4" office:value-type="string" calcext:value-type="string">
            <text:p><text:a xlink:href="https://docs.google.com/document/d/1MUwAXivP9AstswaqGPjVOTzWbG56RScz4rj-0SmNGHA/view" xlink:type="simple">https://docs.google.com/document/d/1MUwAXivP9AstswaqGPjVOTzWbG56RScz4rj-0SmNGHA/view</text:a></text:p>
          </table:table-cell>
          <table:table-cell table:style-name="ce3" table:formula="of:=HYPERLINK(&quot;https://docs.google.com/document/d/1MUwAXivP9AstswaqGPjVOTzWbG56RScz4rj-0SmNGHA/edit?usp=sharing&quot;;&quot;photo booth rental package Culver City&quot;)" office:value-type="string" office:string-value="photo booth rental package Culver City" calcext:value-type="string">
            <text:p>photo booth rental package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booth for rent Culver City</text:p>
          </table:table-cell>
          <table:table-cell/>
          <table:table-cell table:style-name="ce4" office:value-type="string" calcext:value-type="string">
            <text:p><text:a xlink:href="https://docs.google.com/document/d/1PQChidADrU2aYlzoqzFCLwU73a1CMf5JdC2V0fWTn3E/edit?usp=sharing" xlink:type="simple">https://docs.google.com/document/d/1PQChidADrU2aYlzoqzFCLwU73a1CMf5JdC2V0fWTn3E/edit?usp=sharing</text:a></text:p>
          </table:table-cell>
          <table:table-cell table:style-name="ce3" table:formula="of:=HYPERLINK(&quot;https://docs.google.com/document/d/1PQChidADrU2aYlzoqzFCLwU73a1CMf5JdC2V0fWTn3E/edit?usp=sharing&quot;;&quot;photobooth for rent Culver City&quot;)" office:value-type="string" office:string-value="photobooth for rent Culver City" calcext:value-type="string">
            <text:p>photo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booth for rent Culver City pub</text:p>
          </table:table-cell>
          <table:table-cell/>
          <table:table-cell table:style-name="ce4" office:value-type="string" calcext:value-type="string">
            <text:p><text:a xlink:href="https://docs.google.com/document/d/1PQChidADrU2aYlzoqzFCLwU73a1CMf5JdC2V0fWTn3E/pub" xlink:type="simple">https://docs.google.com/document/d/1PQChidADrU2aYlzoqzFCLwU73a1CMf5JdC2V0fWTn3E/pub</text:a></text:p>
          </table:table-cell>
          <table:table-cell table:style-name="ce3" table:formula="of:=HYPERLINK(&quot;https://docs.google.com/document/d/1PQChidADrU2aYlzoqzFCLwU73a1CMf5JdC2V0fWTn3E/edit?usp=sharing&quot;;&quot;photobooth for rent Culver City&quot;)" office:value-type="string" office:string-value="photobooth for rent Culver City" calcext:value-type="string">
            <text:p>photo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booth for rent Culver City view</text:p>
          </table:table-cell>
          <table:table-cell/>
          <table:table-cell table:style-name="ce4" office:value-type="string" calcext:value-type="string">
            <text:p><text:a xlink:href="https://docs.google.com/document/d/1PQChidADrU2aYlzoqzFCLwU73a1CMf5JdC2V0fWTn3E/view" xlink:type="simple">https://docs.google.com/document/d/1PQChidADrU2aYlzoqzFCLwU73a1CMf5JdC2V0fWTn3E/view</text:a></text:p>
          </table:table-cell>
          <table:table-cell table:style-name="ce3" table:formula="of:=HYPERLINK(&quot;https://docs.google.com/document/d/1PQChidADrU2aYlzoqzFCLwU73a1CMf5JdC2V0fWTn3E/edit?usp=sharing&quot;;&quot;photobooth for rent Culver City&quot;)" office:value-type="string" office:string-value="photobooth for rent Culver City" calcext:value-type="string">
            <text:p>photo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s rent Culver City</text:p>
          </table:table-cell>
          <table:table-cell/>
          <table:table-cell table:style-name="ce4" office:value-type="string" calcext:value-type="string">
            <text:p><text:a xlink:href="https://docs.google.com/document/d/1rzZC57o3GPResWExu6ndTGR6750yaf3qlVQ2EhMc-mU/edit?usp=sharing" xlink:type="simple">https://docs.google.com/document/d/1rzZC57o3GPResWExu6ndTGR6750yaf3qlVQ2EhMc-mU/edit?usp=sharing</text:a></text:p>
          </table:table-cell>
          <table:table-cell table:style-name="ce3" table:formula="of:=HYPERLINK(&quot;https://docs.google.com/document/d/1rzZC57o3GPResWExu6ndTGR6750yaf3qlVQ2EhMc-mU/edit?usp=sharing&quot;;&quot;photo booths rent Culver City&quot;)" office:value-type="string" office:string-value="photo booths rent Culver City" calcext:value-type="string">
            <text:p>photo booths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s rent Culver City pub</text:p>
          </table:table-cell>
          <table:table-cell/>
          <table:table-cell table:style-name="ce4" office:value-type="string" calcext:value-type="string">
            <text:p><text:a xlink:href="https://docs.google.com/document/d/1rzZC57o3GPResWExu6ndTGR6750yaf3qlVQ2EhMc-mU/pub" xlink:type="simple">https://docs.google.com/document/d/1rzZC57o3GPResWExu6ndTGR6750yaf3qlVQ2EhMc-mU/pub</text:a></text:p>
          </table:table-cell>
          <table:table-cell table:style-name="ce3" table:formula="of:=HYPERLINK(&quot;https://docs.google.com/document/d/1rzZC57o3GPResWExu6ndTGR6750yaf3qlVQ2EhMc-mU/edit?usp=sharing&quot;;&quot;photo booths rent Culver City&quot;)" office:value-type="string" office:string-value="photo booths rent Culver City" calcext:value-type="string">
            <text:p>photo booths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s rent Culver City view</text:p>
          </table:table-cell>
          <table:table-cell/>
          <table:table-cell table:style-name="ce4" office:value-type="string" calcext:value-type="string">
            <text:p><text:a xlink:href="https://docs.google.com/document/d/1rzZC57o3GPResWExu6ndTGR6750yaf3qlVQ2EhMc-mU/view" xlink:type="simple">https://docs.google.com/document/d/1rzZC57o3GPResWExu6ndTGR6750yaf3qlVQ2EhMc-mU/view</text:a></text:p>
          </table:table-cell>
          <table:table-cell table:style-name="ce3" table:formula="of:=HYPERLINK(&quot;https://docs.google.com/document/d/1rzZC57o3GPResWExu6ndTGR6750yaf3qlVQ2EhMc-mU/edit?usp=sharing&quot;;&quot;photo booths rent Culver City&quot;)" office:value-type="string" office:string-value="photo booths rent Culver City" calcext:value-type="string">
            <text:p>photo booths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3" table:formula="of:=HYPERLINK(&quot;https://sites.google.com/view/culvercityphotoboothrentals/home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3" table:formula="of:=HYPERLINK(&quot;https://sites.google.com/view/culvercityphotoboothrentals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3" table:formula="of:=HYPERLINK(&quot;https://sites.google.com/view/culvercityphotoboothrentals/culver-city-photo-booths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home" xlink:type="simple">https://sites.google.com/view/photobooth-rental-culver-city/home</text:a></text:p>
          </table:table-cell>
          <table:table-cell table:style-name="ce3" table:formula="of:=HYPERLINK(&quot;https://sites.google.com/view/photobooth-rental-culver-city/home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culver-city-photo-booths" xlink:type="simple">https://sites.google.com/view/photobooth-rental-culver-city/culver-city-photo-booths</text:a></text:p>
          </table:table-cell>
          <table:table-cell table:style-name="ce3" table:formula="of:=HYPERLINK(&quot;https://sites.google.com/view/photobooth-rental-culver-city/culver-city-photo-booths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ing a photo booth in Culver City</text:p>
          </table:table-cell>
          <table:table-cell/>
          <table:table-cell table:style-name="ce4" office:value-type="string" calcext:value-type="string">
            <text:p><text:a xlink:href="https://docs.google.com/document/d/1LcIxGSEjC2forToEU-YhbVs_PC0NoWVFiwD14zUk1vY/edit?usp=sharing" xlink:type="simple">https://docs.google.com/document/d/1LcIxGSEjC2forToEU-YhbVs_PC0NoWVFiwD14zUk1vY/edit?usp=sharing</text:a></text:p>
          </table:table-cell>
          <table:table-cell table:style-name="ce3" table:formula="of:=HYPERLINK(&quot;https://docs.google.com/document/d/1LcIxGSEjC2forToEU-YhbVs_PC0NoWVFiwD14zUk1vY/edit?usp=sharing&quot;;&quot;renting a photo booth in Culver City&quot;)" office:value-type="string" office:string-value="renting a photo booth in Culver City" calcext:value-type="string">
            <text:p>renting a photo booth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ing a photo booth in Culver City pub</text:p>
          </table:table-cell>
          <table:table-cell/>
          <table:table-cell table:style-name="ce4" office:value-type="string" calcext:value-type="string">
            <text:p><text:a xlink:href="https://docs.google.com/document/d/1LcIxGSEjC2forToEU-YhbVs_PC0NoWVFiwD14zUk1vY/pub" xlink:type="simple">https://docs.google.com/document/d/1LcIxGSEjC2forToEU-YhbVs_PC0NoWVFiwD14zUk1vY/pub</text:a></text:p>
          </table:table-cell>
          <table:table-cell table:style-name="ce3" table:formula="of:=HYPERLINK(&quot;https://docs.google.com/document/d/1LcIxGSEjC2forToEU-YhbVs_PC0NoWVFiwD14zUk1vY/edit?usp=sharing&quot;;&quot;renting a photo booth in Culver City&quot;)" office:value-type="string" office:string-value="renting a photo booth in Culver City" calcext:value-type="string">
            <text:p>renting a photo booth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ing a photo booth in Culver City view</text:p>
          </table:table-cell>
          <table:table-cell/>
          <table:table-cell table:style-name="ce4" office:value-type="string" calcext:value-type="string">
            <text:p><text:a xlink:href="https://docs.google.com/document/d/1LcIxGSEjC2forToEU-YhbVs_PC0NoWVFiwD14zUk1vY/view" xlink:type="simple">https://docs.google.com/document/d/1LcIxGSEjC2forToEU-YhbVs_PC0NoWVFiwD14zUk1vY/view</text:a></text:p>
          </table:table-cell>
          <table:table-cell table:style-name="ce3" table:formula="of:=HYPERLINK(&quot;https://docs.google.com/document/d/1LcIxGSEjC2forToEU-YhbVs_PC0NoWVFiwD14zUk1vY/edit?usp=sharing&quot;;&quot;renting a photo booth in Culver City&quot;)" office:value-type="string" office:string-value="renting a photo booth in Culver City" calcext:value-type="string">
            <text:p>renting a photo booth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corporate event photo booth Culver City</text:p>
          </table:table-cell>
          <table:table-cell/>
          <table:table-cell table:style-name="ce4" office:value-type="string" calcext:value-type="string">
            <text:p><text:a xlink:href="https://docs.google.com/document/d/14ZxakjhNbC5dkcP-GH0nUCRo9OFKPf4U9yCATJ_GahY/edit?usp=sharing" xlink:type="simple">https://docs.google.com/document/d/14ZxakjhNbC5dkcP-GH0nUCRo9OFKPf4U9yCATJ_GahY/edit?usp=sharing</text:a></text:p>
          </table:table-cell>
          <table:table-cell table:style-name="ce3" table:formula="of:=HYPERLINK(&quot;https://docs.google.com/document/d/14ZxakjhNbC5dkcP-GH0nUCRo9OFKPf4U9yCATJ_GahY/edit?usp=sharing&quot;;&quot;corporate event photo booth Culver City&quot;)" office:value-type="string" office:string-value="corporate event photo booth Culver City" calcext:value-type="string">
            <text:p>corporate event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corporate event photo booth Culver City pub</text:p>
          </table:table-cell>
          <table:table-cell/>
          <table:table-cell table:style-name="ce4" office:value-type="string" calcext:value-type="string">
            <text:p><text:a xlink:href="https://docs.google.com/document/d/14ZxakjhNbC5dkcP-GH0nUCRo9OFKPf4U9yCATJ_GahY/pub" xlink:type="simple">https://docs.google.com/document/d/14ZxakjhNbC5dkcP-GH0nUCRo9OFKPf4U9yCATJ_GahY/pub</text:a></text:p>
          </table:table-cell>
          <table:table-cell table:style-name="ce3" table:formula="of:=HYPERLINK(&quot;https://docs.google.com/document/d/14ZxakjhNbC5dkcP-GH0nUCRo9OFKPf4U9yCATJ_GahY/edit?usp=sharing&quot;;&quot;corporate event photo booth Culver City&quot;)" office:value-type="string" office:string-value="corporate event photo booth Culver City" calcext:value-type="string">
            <text:p>corporate event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corporate event photo booth Culver City view</text:p>
          </table:table-cell>
          <table:table-cell/>
          <table:table-cell table:style-name="ce4" office:value-type="string" calcext:value-type="string">
            <text:p><text:a xlink:href="https://docs.google.com/document/d/14ZxakjhNbC5dkcP-GH0nUCRo9OFKPf4U9yCATJ_GahY/view" xlink:type="simple">https://docs.google.com/document/d/14ZxakjhNbC5dkcP-GH0nUCRo9OFKPf4U9yCATJ_GahY/view</text:a></text:p>
          </table:table-cell>
          <table:table-cell table:style-name="ce3" table:formula="of:=HYPERLINK(&quot;https://docs.google.com/document/d/14ZxakjhNbC5dkcP-GH0nUCRo9OFKPf4U9yCATJ_GahY/edit?usp=sharing&quot;;&quot;corporate event photo booth Culver City&quot;)" office:value-type="string" office:string-value="corporate event photo booth Culver City" calcext:value-type="string">
            <text:p>corporate event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Culver City</text:p>
          </table:table-cell>
          <table:table-cell/>
          <table:table-cell table:style-name="ce4" office:value-type="string" calcext:value-type="string">
            <text:p><text:a xlink:href="https://docs.google.com/document/d/1ZWp-38AfgkT8k_s0oTtzNzb1BuJQCjNu24m7Q5_r3Pc/edit?usp=sharing" xlink:type="simple">https://docs.google.com/document/d/1ZWp-38AfgkT8k_s0oTtzNzb1BuJQCjNu24m7Q5_r3Pc/edit?usp=sharing</text:a></text:p>
          </table:table-cell>
          <table:table-cell table:style-name="ce3" table:formula="of:=HYPERLINK(&quot;https://docs.google.com/document/d/1ZWp-38AfgkT8k_s0oTtzNzb1BuJQCjNu24m7Q5_r3Pc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Culver City pub</text:p>
          </table:table-cell>
          <table:table-cell/>
          <table:table-cell table:style-name="ce4" office:value-type="string" calcext:value-type="string">
            <text:p><text:a xlink:href="https://docs.google.com/document/d/1ZWp-38AfgkT8k_s0oTtzNzb1BuJQCjNu24m7Q5_r3Pc/pub" xlink:type="simple">https://docs.google.com/document/d/1ZWp-38AfgkT8k_s0oTtzNzb1BuJQCjNu24m7Q5_r3Pc/pub</text:a></text:p>
          </table:table-cell>
          <table:table-cell table:style-name="ce3" table:formula="of:=HYPERLINK(&quot;https://docs.google.com/document/d/1ZWp-38AfgkT8k_s0oTtzNzb1BuJQCjNu24m7Q5_r3Pc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Culver City view</text:p>
          </table:table-cell>
          <table:table-cell/>
          <table:table-cell table:style-name="ce4" office:value-type="string" calcext:value-type="string">
            <text:p><text:a xlink:href="https://docs.google.com/document/d/1ZWp-38AfgkT8k_s0oTtzNzb1BuJQCjNu24m7Q5_r3Pc/view" xlink:type="simple">https://docs.google.com/document/d/1ZWp-38AfgkT8k_s0oTtzNzb1BuJQCjNu24m7Q5_r3Pc/view</text:a></text:p>
          </table:table-cell>
          <table:table-cell table:style-name="ce3" table:formula="of:=HYPERLINK(&quot;https://docs.google.com/document/d/1ZWp-38AfgkT8k_s0oTtzNzb1BuJQCjNu24m7Q5_r3Pc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3" table:formula="of:=HYPERLINK(&quot;https://sites.google.com/view/culvercityphotoboothrentals/home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3" table:formula="of:=HYPERLINK(&quot;https://sites.google.com/view/culvercityphotoboothrentals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3" table:formula="of:=HYPERLINK(&quot;https://sites.google.com/view/culvercityphotoboothrentals/culver-city-photo-booths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home" xlink:type="simple">https://sites.google.com/view/photobooth-rental-culver-city/home</text:a></text:p>
          </table:table-cell>
          <table:table-cell table:style-name="ce3" table:formula="of:=HYPERLINK(&quot;https://sites.google.com/view/photobooth-rental-culver-city/home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culver-city-photo-booths" xlink:type="simple">https://sites.google.com/view/photobooth-rental-culver-city/culver-city-photo-booths</text:a></text:p>
          </table:table-cell>
          <table:table-cell table:style-name="ce3" table:formula="of:=HYPERLINK(&quot;https://sites.google.com/view/photobooth-rental-culver-city/culver-city-photo-booths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wedding photo booth rental in Culver City</text:p>
          </table:table-cell>
          <table:table-cell/>
          <table:table-cell table:style-name="ce4" office:value-type="string" calcext:value-type="string">
            <text:p><text:a xlink:href="https://docs.google.com/document/d/1MIuyMGq0Pker3pTT6e2pBK81pXYZ8N7ngbxEEDoTcBc/edit?usp=sharing" xlink:type="simple">https://docs.google.com/document/d/1MIuyMGq0Pker3pTT6e2pBK81pXYZ8N7ngbxEEDoTcBc/edit?usp=sharing</text:a></text:p>
          </table:table-cell>
          <table:table-cell table:style-name="ce3" table:formula="of:=HYPERLINK(&quot;https://docs.google.com/document/d/1MIuyMGq0Pker3pTT6e2pBK81pXYZ8N7ngbxEEDoTcBc/edit?usp=sharing&quot;;&quot;wedding photo booth rental in Culver City&quot;)" office:value-type="string" office:string-value="wedding photo booth rental in Culver City" calcext:value-type="string">
            <text:p>wedding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wedding photo booth rental in Culver City pub</text:p>
          </table:table-cell>
          <table:table-cell/>
          <table:table-cell table:style-name="ce4" office:value-type="string" calcext:value-type="string">
            <text:p><text:a xlink:href="https://docs.google.com/document/d/1MIuyMGq0Pker3pTT6e2pBK81pXYZ8N7ngbxEEDoTcBc/pub" xlink:type="simple">https://docs.google.com/document/d/1MIuyMGq0Pker3pTT6e2pBK81pXYZ8N7ngbxEEDoTcBc/pub</text:a></text:p>
          </table:table-cell>
          <table:table-cell table:style-name="ce3" table:formula="of:=HYPERLINK(&quot;https://docs.google.com/document/d/1MIuyMGq0Pker3pTT6e2pBK81pXYZ8N7ngbxEEDoTcBc/edit?usp=sharing&quot;;&quot;wedding photo booth rental in Culver City&quot;)" office:value-type="string" office:string-value="wedding photo booth rental in Culver City" calcext:value-type="string">
            <text:p>wedding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wedding photo booth rental in Culver City view</text:p>
          </table:table-cell>
          <table:table-cell/>
          <table:table-cell table:style-name="ce4" office:value-type="string" calcext:value-type="string">
            <text:p><text:a xlink:href="https://docs.google.com/document/d/1MIuyMGq0Pker3pTT6e2pBK81pXYZ8N7ngbxEEDoTcBc/view" xlink:type="simple">https://docs.google.com/document/d/1MIuyMGq0Pker3pTT6e2pBK81pXYZ8N7ngbxEEDoTcBc/view</text:a></text:p>
          </table:table-cell>
          <table:table-cell table:style-name="ce3" table:formula="of:=HYPERLINK(&quot;https://docs.google.com/document/d/1MIuyMGq0Pker3pTT6e2pBK81pXYZ8N7ngbxEEDoTcBc/edit?usp=sharing&quot;;&quot;wedding photo booth rental in Culver City&quot;)" office:value-type="string" office:string-value="wedding photo booth rental in Culver City" calcext:value-type="string">
            <text:p>wedding 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in Culver City</text:p>
          </table:table-cell>
          <table:table-cell/>
          <table:table-cell table:style-name="ce4" office:value-type="string" calcext:value-type="string">
            <text:p><text:a xlink:href="https://docs.google.com/document/d/1pTV5HYyUFXgm7ueq9yTPGI2dvacq3EqeowrnuEtiZ4s/edit?usp=sharing" xlink:type="simple">https://docs.google.com/document/d/1pTV5HYyUFXgm7ueq9yTPGI2dvacq3EqeowrnuEtiZ4s/edit?usp=sharing</text:a></text:p>
          </table:table-cell>
          <table:table-cell table:style-name="ce3" table:formula="of:=HYPERLINK(&quot;https://docs.google.com/document/d/1pTV5HYyUFXgm7ueq9yTPGI2dvacq3EqeowrnuEtiZ4s/edit?usp=sharing&quot;;&quot;photo booth rental in Culver City&quot;)" office:value-type="string" office:string-value="photo booth rental in Culver City" calcext:value-type="string">
            <text:p>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in Culver City pub</text:p>
          </table:table-cell>
          <table:table-cell/>
          <table:table-cell table:style-name="ce4" office:value-type="string" calcext:value-type="string">
            <text:p><text:a xlink:href="https://docs.google.com/document/d/1pTV5HYyUFXgm7ueq9yTPGI2dvacq3EqeowrnuEtiZ4s/pub" xlink:type="simple">https://docs.google.com/document/d/1pTV5HYyUFXgm7ueq9yTPGI2dvacq3EqeowrnuEtiZ4s/pub</text:a></text:p>
          </table:table-cell>
          <table:table-cell table:style-name="ce3" table:formula="of:=HYPERLINK(&quot;https://docs.google.com/document/d/1pTV5HYyUFXgm7ueq9yTPGI2dvacq3EqeowrnuEtiZ4s/edit?usp=sharing&quot;;&quot;photo booth rental in Culver City&quot;)" office:value-type="string" office:string-value="photo booth rental in Culver City" calcext:value-type="string">
            <text:p>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in Culver City view</text:p>
          </table:table-cell>
          <table:table-cell/>
          <table:table-cell table:style-name="ce4" office:value-type="string" calcext:value-type="string">
            <text:p><text:a xlink:href="https://docs.google.com/document/d/1pTV5HYyUFXgm7ueq9yTPGI2dvacq3EqeowrnuEtiZ4s/view" xlink:type="simple">https://docs.google.com/document/d/1pTV5HYyUFXgm7ueq9yTPGI2dvacq3EqeowrnuEtiZ4s/view</text:a></text:p>
          </table:table-cell>
          <table:table-cell table:style-name="ce3" table:formula="of:=HYPERLINK(&quot;https://docs.google.com/document/d/1pTV5HYyUFXgm7ueq9yTPGI2dvacq3EqeowrnuEtiZ4s/edit?usp=sharing&quot;;&quot;photo booth rental in Culver City&quot;)" office:value-type="string" office:string-value="photo booth rental in Culver City" calcext:value-type="string">
            <text:p>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for rent Culver City</text:p>
          </table:table-cell>
          <table:table-cell/>
          <table:table-cell table:style-name="ce4" office:value-type="string" calcext:value-type="string">
            <text:p><text:a xlink:href="https://docs.google.com/document/d/14AcJxTW0yAOMjIn8UkHiYmRcU23-a1JqEJktDhaVT5g/edit?usp=sharing" xlink:type="simple">https://docs.google.com/document/d/14AcJxTW0yAOMjIn8UkHiYmRcU23-a1JqEJktDhaVT5g/edit?usp=sharing</text:a></text:p>
          </table:table-cell>
          <table:table-cell table:style-name="ce3" table:formula="of:=HYPERLINK(&quot;https://docs.google.com/document/d/14AcJxTW0yAOMjIn8UkHiYmRcU23-a1JqEJktDhaVT5g/edit?usp=sharing&quot;;&quot;photo booth for rent Culver City&quot;)" office:value-type="string" office:string-value="photo booth for rent Culver City" calcext:value-type="string">
            <text:p>photo 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for rent Culver City pub</text:p>
          </table:table-cell>
          <table:table-cell/>
          <table:table-cell table:style-name="ce4" office:value-type="string" calcext:value-type="string">
            <text:p><text:a xlink:href="https://docs.google.com/document/d/14AcJxTW0yAOMjIn8UkHiYmRcU23-a1JqEJktDhaVT5g/pub" xlink:type="simple">https://docs.google.com/document/d/14AcJxTW0yAOMjIn8UkHiYmRcU23-a1JqEJktDhaVT5g/pub</text:a></text:p>
          </table:table-cell>
          <table:table-cell table:style-name="ce3" table:formula="of:=HYPERLINK(&quot;https://docs.google.com/document/d/14AcJxTW0yAOMjIn8UkHiYmRcU23-a1JqEJktDhaVT5g/edit?usp=sharing&quot;;&quot;photo booth for rent Culver City&quot;)" office:value-type="string" office:string-value="photo booth for rent Culver City" calcext:value-type="string">
            <text:p>photo 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for rent Culver City view</text:p>
          </table:table-cell>
          <table:table-cell/>
          <table:table-cell table:style-name="ce4" office:value-type="string" calcext:value-type="string">
            <text:p><text:a xlink:href="https://docs.google.com/document/d/14AcJxTW0yAOMjIn8UkHiYmRcU23-a1JqEJktDhaVT5g/view" xlink:type="simple">https://docs.google.com/document/d/14AcJxTW0yAOMjIn8UkHiYmRcU23-a1JqEJktDhaVT5g/view</text:a></text:p>
          </table:table-cell>
          <table:table-cell table:style-name="ce3" table:formula="of:=HYPERLINK(&quot;https://docs.google.com/document/d/14AcJxTW0yAOMjIn8UkHiYmRcU23-a1JqEJktDhaVT5g/edit?usp=sharing&quot;;&quot;photo booth for rent Culver City&quot;)" office:value-type="string" office:string-value="photo booth for rent Culver City" calcext:value-type="string">
            <text:p>photo 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3" table:formula="of:=HYPERLINK(&quot;https://sites.google.com/view/culvercityphotoboothrentals/home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3" table:formula="of:=HYPERLINK(&quot;https://sites.google.com/view/culvercityphotoboothrentals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3" table:formula="of:=HYPERLINK(&quot;https://sites.google.com/view/culvercityphotoboothrentals/culver-city-photo-booths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home" xlink:type="simple">https://sites.google.com/view/photobooth-rental-culver-city/home</text:a></text:p>
          </table:table-cell>
          <table:table-cell table:style-name="ce3" table:formula="of:=HYPERLINK(&quot;https://sites.google.com/view/photobooth-rental-culver-city/home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culver-city-photo-booths" xlink:type="simple">https://sites.google.com/view/photobooth-rental-culver-city/culver-city-photo-booths</text:a></text:p>
          </table:table-cell>
          <table:table-cell table:style-name="ce3" table:formula="of:=HYPERLINK(&quot;https://sites.google.com/view/photobooth-rental-culver-city/culver-city-photo-booths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for rental Culver City</text:p>
          </table:table-cell>
          <table:table-cell/>
          <table:table-cell table:style-name="ce4" office:value-type="string" calcext:value-type="string">
            <text:p><text:a xlink:href="https://docs.google.com/document/d/1bbRFdApqGsYlrZTSvn9CE9gen6ii0L2s9udb104h_XM/edit?usp=sharing" xlink:type="simple">https://docs.google.com/document/d/1bbRFdApqGsYlrZTSvn9CE9gen6ii0L2s9udb104h_XM/edit?usp=sharing</text:a></text:p>
          </table:table-cell>
          <table:table-cell table:style-name="ce3" table:formula="of:=HYPERLINK(&quot;https://docs.google.com/document/d/1bbRFdApqGsYlrZTSvn9CE9gen6ii0L2s9udb104h_XM/edit?usp=sharing&quot;;&quot;photo booth for rental Culver City&quot;)" office:value-type="string" office:string-value="photo booth for rental Culver City" calcext:value-type="string">
            <text:p>photo booth for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for rental Culver City pub</text:p>
          </table:table-cell>
          <table:table-cell/>
          <table:table-cell table:style-name="ce4" office:value-type="string" calcext:value-type="string">
            <text:p><text:a xlink:href="https://docs.google.com/document/d/1bbRFdApqGsYlrZTSvn9CE9gen6ii0L2s9udb104h_XM/pub" xlink:type="simple">https://docs.google.com/document/d/1bbRFdApqGsYlrZTSvn9CE9gen6ii0L2s9udb104h_XM/pub</text:a></text:p>
          </table:table-cell>
          <table:table-cell table:style-name="ce3" table:formula="of:=HYPERLINK(&quot;https://docs.google.com/document/d/1bbRFdApqGsYlrZTSvn9CE9gen6ii0L2s9udb104h_XM/edit?usp=sharing&quot;;&quot;photo booth for rental Culver City&quot;)" office:value-type="string" office:string-value="photo booth for rental Culver City" calcext:value-type="string">
            <text:p>photo booth for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for rental Culver City view</text:p>
          </table:table-cell>
          <table:table-cell/>
          <table:table-cell table:style-name="ce4" office:value-type="string" calcext:value-type="string">
            <text:p><text:a xlink:href="https://docs.google.com/document/d/1bbRFdApqGsYlrZTSvn9CE9gen6ii0L2s9udb104h_XM/view" xlink:type="simple">https://docs.google.com/document/d/1bbRFdApqGsYlrZTSvn9CE9gen6ii0L2s9udb104h_XM/view</text:a></text:p>
          </table:table-cell>
          <table:table-cell table:style-name="ce3" table:formula="of:=HYPERLINK(&quot;https://docs.google.com/document/d/1bbRFdApqGsYlrZTSvn9CE9gen6ii0L2s9udb104h_XM/edit?usp=sharing&quot;;&quot;photo booth for rental Culver City&quot;)" office:value-type="string" office:string-value="photo booth for rental Culver City" calcext:value-type="string">
            <text:p>photo booth for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to rental Culver City</text:p>
          </table:table-cell>
          <table:table-cell/>
          <table:table-cell table:style-name="ce4" office:value-type="string" calcext:value-type="string">
            <text:p><text:a xlink:href="https://docs.google.com/document/d/13SjMvNG_nz8n_ZYPWsppoxZFyTy-915tSMCsFrHYWxY/edit?usp=sharing" xlink:type="simple">https://docs.google.com/document/d/13SjMvNG_nz8n_ZYPWsppoxZFyTy-915tSMCsFrHYWxY/edit?usp=sharing</text:a></text:p>
          </table:table-cell>
          <table:table-cell table:style-name="ce3" table:formula="of:=HYPERLINK(&quot;https://docs.google.com/document/d/13SjMvNG_nz8n_ZYPWsppoxZFyTy-915tSMCsFrHYWxY/edit?usp=sharing&quot;;&quot;photo booth to rental Culver City&quot;)" office:value-type="string" office:string-value="photo booth to rental Culver City" calcext:value-type="string">
            <text:p>photo booth to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to rental Culver City pub</text:p>
          </table:table-cell>
          <table:table-cell/>
          <table:table-cell table:style-name="ce4" office:value-type="string" calcext:value-type="string">
            <text:p><text:a xlink:href="https://docs.google.com/document/d/13SjMvNG_nz8n_ZYPWsppoxZFyTy-915tSMCsFrHYWxY/pub" xlink:type="simple">https://docs.google.com/document/d/13SjMvNG_nz8n_ZYPWsppoxZFyTy-915tSMCsFrHYWxY/pub</text:a></text:p>
          </table:table-cell>
          <table:table-cell table:style-name="ce3" table:formula="of:=HYPERLINK(&quot;https://docs.google.com/document/d/13SjMvNG_nz8n_ZYPWsppoxZFyTy-915tSMCsFrHYWxY/edit?usp=sharing&quot;;&quot;photo booth to rental Culver City&quot;)" office:value-type="string" office:string-value="photo booth to rental Culver City" calcext:value-type="string">
            <text:p>photo booth to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to rental Culver City view</text:p>
          </table:table-cell>
          <table:table-cell/>
          <table:table-cell table:style-name="ce4" office:value-type="string" calcext:value-type="string">
            <text:p><text:a xlink:href="https://docs.google.com/document/d/13SjMvNG_nz8n_ZYPWsppoxZFyTy-915tSMCsFrHYWxY/view" xlink:type="simple">https://docs.google.com/document/d/13SjMvNG_nz8n_ZYPWsppoxZFyTy-915tSMCsFrHYWxY/view</text:a></text:p>
          </table:table-cell>
          <table:table-cell table:style-name="ce3" table:formula="of:=HYPERLINK(&quot;https://docs.google.com/document/d/13SjMvNG_nz8n_ZYPWsppoxZFyTy-915tSMCsFrHYWxY/edit?usp=sharing&quot;;&quot;photo booth to rental Culver City&quot;)" office:value-type="string" office:string-value="photo booth to rental Culver City" calcext:value-type="string">
            <text:p>photo booth to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to rent Culver City</text:p>
          </table:table-cell>
          <table:table-cell/>
          <table:table-cell table:style-name="ce4" office:value-type="string" calcext:value-type="string">
            <text:p><text:a xlink:href="https://docs.google.com/document/d/1Bhj-CfGD3O4e4P_1bHb5OqX8PCAc9W_uYwR7K6k9pTQ/edit?usp=sharing" xlink:type="simple">https://docs.google.com/document/d/1Bhj-CfGD3O4e4P_1bHb5OqX8PCAc9W_uYwR7K6k9pTQ/edit?usp=sharing</text:a></text:p>
          </table:table-cell>
          <table:table-cell table:style-name="ce3" table:formula="of:=HYPERLINK(&quot;https://docs.google.com/document/d/1Bhj-CfGD3O4e4P_1bHb5OqX8PCAc9W_uYwR7K6k9pTQ/edit?usp=sharing&quot;;&quot;photo booth to rent Culver City&quot;)" office:value-type="string" office:string-value="photo booth to rent Culver City" calcext:value-type="string">
            <text:p>photo booth to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to rent Culver City pub</text:p>
          </table:table-cell>
          <table:table-cell/>
          <table:table-cell table:style-name="ce4" office:value-type="string" calcext:value-type="string">
            <text:p><text:a xlink:href="https://docs.google.com/document/d/1Bhj-CfGD3O4e4P_1bHb5OqX8PCAc9W_uYwR7K6k9pTQ/pub" xlink:type="simple">https://docs.google.com/document/d/1Bhj-CfGD3O4e4P_1bHb5OqX8PCAc9W_uYwR7K6k9pTQ/pub</text:a></text:p>
          </table:table-cell>
          <table:table-cell table:style-name="ce3" table:formula="of:=HYPERLINK(&quot;https://docs.google.com/document/d/1Bhj-CfGD3O4e4P_1bHb5OqX8PCAc9W_uYwR7K6k9pTQ/edit?usp=sharing&quot;;&quot;photo booth to rent Culver City&quot;)" office:value-type="string" office:string-value="photo booth to rent Culver City" calcext:value-type="string">
            <text:p>photo booth to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to rent Culver City view</text:p>
          </table:table-cell>
          <table:table-cell/>
          <table:table-cell table:style-name="ce4" office:value-type="string" calcext:value-type="string">
            <text:p><text:a xlink:href="https://docs.google.com/document/d/1Bhj-CfGD3O4e4P_1bHb5OqX8PCAc9W_uYwR7K6k9pTQ/view" xlink:type="simple">https://docs.google.com/document/d/1Bhj-CfGD3O4e4P_1bHb5OqX8PCAc9W_uYwR7K6k9pTQ/view</text:a></text:p>
          </table:table-cell>
          <table:table-cell table:style-name="ce3" table:formula="of:=HYPERLINK(&quot;https://docs.google.com/document/d/1Bhj-CfGD3O4e4P_1bHb5OqX8PCAc9W_uYwR7K6k9pTQ/edit?usp=sharing&quot;;&quot;photo booth to rent Culver City&quot;)" office:value-type="string" office:string-value="photo booth to rent Culver City" calcext:value-type="string">
            <text:p>photo booth to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3" table:formula="of:=HYPERLINK(&quot;https://sites.google.com/view/culvercityphotoboothrentals/home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3" table:formula="of:=HYPERLINK(&quot;https://sites.google.com/view/culvercityphotoboothrentals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3" table:formula="of:=HYPERLINK(&quot;https://sites.google.com/view/culvercityphotoboothrentals/culver-city-photo-booths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home" xlink:type="simple">https://sites.google.com/view/photobooth-rental-culver-city/home</text:a></text:p>
          </table:table-cell>
          <table:table-cell table:style-name="ce3" table:formula="of:=HYPERLINK(&quot;https://sites.google.com/view/photobooth-rental-culver-city/home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culver-city-photo-booths" xlink:type="simple">https://sites.google.com/view/photobooth-rental-culver-city/culver-city-photo-booths</text:a></text:p>
          </table:table-cell>
          <table:table-cell table:style-name="ce3" table:formula="of:=HYPERLINK(&quot;https://sites.google.com/view/photobooth-rental-culver-city/culver-city-photo-booths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open air photo booth rental Culver City</text:p>
          </table:table-cell>
          <table:table-cell/>
          <table:table-cell table:style-name="ce4" office:value-type="string" calcext:value-type="string">
            <text:p><text:a xlink:href="https://docs.google.com/document/d/1CnIqF2rKOHzJNyHMzcXHF6cXz4gEFUZtqQxeVi7ppfk/edit?usp=sharing" xlink:type="simple">https://docs.google.com/document/d/1CnIqF2rKOHzJNyHMzcXHF6cXz4gEFUZtqQxeVi7ppfk/edit?usp=sharing</text:a></text:p>
          </table:table-cell>
          <table:table-cell table:style-name="ce3" table:formula="of:=HYPERLINK(&quot;https://docs.google.com/document/d/1CnIqF2rKOHzJNyHMzcXHF6cXz4gEFUZtqQxeVi7ppfk/edit?usp=sharing&quot;;&quot;open air photo booth rental Culver City&quot;)" office:value-type="string" office:string-value="open air photo booth rental Culver City" calcext:value-type="string">
            <text:p>open air 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open air photo booth rental Culver City pub</text:p>
          </table:table-cell>
          <table:table-cell/>
          <table:table-cell table:style-name="ce4" office:value-type="string" calcext:value-type="string">
            <text:p><text:a xlink:href="https://docs.google.com/document/d/1CnIqF2rKOHzJNyHMzcXHF6cXz4gEFUZtqQxeVi7ppfk/pub" xlink:type="simple">https://docs.google.com/document/d/1CnIqF2rKOHzJNyHMzcXHF6cXz4gEFUZtqQxeVi7ppfk/pub</text:a></text:p>
          </table:table-cell>
          <table:table-cell table:style-name="ce3" table:formula="of:=HYPERLINK(&quot;https://docs.google.com/document/d/1CnIqF2rKOHzJNyHMzcXHF6cXz4gEFUZtqQxeVi7ppfk/edit?usp=sharing&quot;;&quot;open air photo booth rental Culver City&quot;)" office:value-type="string" office:string-value="open air photo booth rental Culver City" calcext:value-type="string">
            <text:p>open air 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open air photo booth rental Culver City view</text:p>
          </table:table-cell>
          <table:table-cell/>
          <table:table-cell table:style-name="ce4" office:value-type="string" calcext:value-type="string">
            <text:p><text:a xlink:href="https://docs.google.com/document/d/1CnIqF2rKOHzJNyHMzcXHF6cXz4gEFUZtqQxeVi7ppfk/view" xlink:type="simple">https://docs.google.com/document/d/1CnIqF2rKOHzJNyHMzcXHF6cXz4gEFUZtqQxeVi7ppfk/view</text:a></text:p>
          </table:table-cell>
          <table:table-cell table:style-name="ce3" table:formula="of:=HYPERLINK(&quot;https://docs.google.com/document/d/1CnIqF2rKOHzJNyHMzcXHF6cXz4gEFUZtqQxeVi7ppfk/edit?usp=sharing&quot;;&quot;open air photo booth rental Culver City&quot;)" office:value-type="string" office:string-value="open air photo booth rental Culver City" calcext:value-type="string">
            <text:p>open air 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Mobile Roaming booth rental Culver City</text:p>
          </table:table-cell>
          <table:table-cell/>
          <table:table-cell table:style-name="ce4" office:value-type="string" calcext:value-type="string">
            <text:p><text:a xlink:href="https://docs.google.com/document/d/1ndrPys1NxSX1LKixn70jpcfjXi2MGc-xbysSqf6y97o/edit?usp=sharing" xlink:type="simple">https://docs.google.com/document/d/1ndrPys1NxSX1LKixn70jpcfjXi2MGc-xbysSqf6y97o/edit?usp=sharing</text:a></text:p>
          </table:table-cell>
          <table:table-cell table:style-name="ce3" table:formula="of:=HYPERLINK(&quot;https://docs.google.com/document/d/1ndrPys1NxSX1LKixn70jpcfjXi2MGc-xbysSqf6y97o/edit?usp=sharing&quot;;&quot;Mobile Roaming booth rental Culver City&quot;)" office:value-type="string" office:string-value="Mobile Roaming booth rental Culver City" calcext:value-type="string">
            <text:p>Mobile Roaming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Mobile Roaming booth rental Culver City pub</text:p>
          </table:table-cell>
          <table:table-cell/>
          <table:table-cell table:style-name="ce4" office:value-type="string" calcext:value-type="string">
            <text:p><text:a xlink:href="https://docs.google.com/document/d/1ndrPys1NxSX1LKixn70jpcfjXi2MGc-xbysSqf6y97o/pub" xlink:type="simple">https://docs.google.com/document/d/1ndrPys1NxSX1LKixn70jpcfjXi2MGc-xbysSqf6y97o/pub</text:a></text:p>
          </table:table-cell>
          <table:table-cell table:style-name="ce3" table:formula="of:=HYPERLINK(&quot;https://docs.google.com/document/d/1ndrPys1NxSX1LKixn70jpcfjXi2MGc-xbysSqf6y97o/edit?usp=sharing&quot;;&quot;Mobile Roaming booth rental Culver City&quot;)" office:value-type="string" office:string-value="Mobile Roaming booth rental Culver City" calcext:value-type="string">
            <text:p>Mobile Roaming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Mobile Roaming booth rental Culver City view</text:p>
          </table:table-cell>
          <table:table-cell/>
          <table:table-cell table:style-name="ce4" office:value-type="string" calcext:value-type="string">
            <text:p><text:a xlink:href="https://docs.google.com/document/d/1ndrPys1NxSX1LKixn70jpcfjXi2MGc-xbysSqf6y97o/view" xlink:type="simple">https://docs.google.com/document/d/1ndrPys1NxSX1LKixn70jpcfjXi2MGc-xbysSqf6y97o/view</text:a></text:p>
          </table:table-cell>
          <table:table-cell table:style-name="ce3" table:formula="of:=HYPERLINK(&quot;https://docs.google.com/document/d/1ndrPys1NxSX1LKixn70jpcfjXi2MGc-xbysSqf6y97o/edit?usp=sharing&quot;;&quot;Mobile Roaming booth rental Culver City&quot;)" office:value-type="string" office:string-value="Mobile Roaming booth rental Culver City" calcext:value-type="string">
            <text:p>Mobile Roaming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3" table:formula="of:=HYPERLINK(&quot;https://sites.google.com/view/culvercityphotoboothrentals/home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3" table:formula="of:=HYPERLINK(&quot;https://sites.google.com/view/culvercityphotoboothrentals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3" table:formula="of:=HYPERLINK(&quot;https://sites.google.com/view/culvercityphotoboothrentals/culver-city-photo-booths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home" xlink:type="simple">https://sites.google.com/view/photobooth-rental-culver-city/home</text:a></text:p>
          </table:table-cell>
          <table:table-cell table:style-name="ce3" table:formula="of:=HYPERLINK(&quot;https://sites.google.com/view/photobooth-rental-culver-city/home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ent a photobooth Culver City</text:p>
          </table:table-cell>
          <table:table-cell/>
          <table:table-cell table:style-name="ce4" office:value-type="string" calcext:value-type="string">
            <text:p><text:a xlink:href="https://sites.google.com/view/photobooth-rental-culver-city/culver-city-photo-booths" xlink:type="simple">https://sites.google.com/view/photobooth-rental-culver-city/culver-city-photo-booths</text:a></text:p>
          </table:table-cell>
          <table:table-cell table:style-name="ce3" table:formula="of:=HYPERLINK(&quot;https://sites.google.com/view/photobooth-rental-culver-city/culver-city-photo-booths&quot;;&quot;rent a photobooth Culver City&quot;)" office:value-type="string" office:string-value="rent a photobooth Culver City" calcext:value-type="string">
            <text:p>rent a photobooth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spreadsheet</text:p>
          </table:table-cell>
          <table:table-cell table:style-name="ce3" table:formula="of:=HYPERLINK(&quot;https://docs.google.com/spreadsheets/d/1YYQaBWrN_rAVvyflBwSpSzFsVMc5cKHruuBxPgNYNtk/edit?disco=AAABSuu9W7w&quot;; image(&quot;https://api.qrserver.com/v1/create-qr-code/?size=150x150&amp;data=https://docs.google.com/spreadsheets/d/1YYQaBWrN_rAVvyflBwSpSzFsVMc5cKHruuBxPgNYNtk/edit?disco=AAABSuu9W7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YYQaBWrN_rAVvyflBwSpSzFsVMc5cKHruuBxPgNYNtk/edit?disco=AAABSuu9W7w" xlink:type="simple">https://docs.google.com/spreadsheets/d/1YYQaBWrN_rAVvyflBwSpSzFsVMc5cKHruuBxPgNYNtk/edit?disco=AAABSuu9W7w</text:a></text:p>
          </table:table-cell>
          <table:table-cell table:style-name="ce3" table:formula="of:=HYPERLINK(&quot;https://docs.google.com/spreadsheets/d/1YYQaBWrN_rAVvyflBwSpSzFsVMc5cKHruuBxPgNYNtk/edit?disco=AAABSuu9W7w&quot;; &quot;spreadsheet comment&quot;)" office:value-type="string" office:string-value="spreadsheet comment" calcext:value-type="string">
            <text:p>spreadshee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rawing</text:p>
          </table:table-cell>
          <table:table-cell table:style-name="ce3" table:formula="of:=HYPERLINK(&quot;https://docs.google.com/drawings/d/1pmLCgUx6acxYjTHC4zG38FWXBT5W_ULu-Cq6snbcf8U/edit?disco=AAABSvHDX6E&quot;; image(&quot;https://api.qrserver.com/v1/create-qr-code/?size=150x150&amp;data=https://docs.google.com/drawings/d/1pmLCgUx6acxYjTHC4zG38FWXBT5W_ULu-Cq6snbcf8U/edit?disco=AAABSvHDX6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rawings/d/1pmLCgUx6acxYjTHC4zG38FWXBT5W_ULu-Cq6snbcf8U/edit?disco=AAABSvHDX6E" xlink:type="simple">https://docs.google.com/drawings/d/1pmLCgUx6acxYjTHC4zG38FWXBT5W_ULu-Cq6snbcf8U/edit?disco=AAABSvHDX6E</text:a></text:p>
          </table:table-cell>
          <table:table-cell table:style-name="ce3" table:formula="of:=HYPERLINK(&quot;https://docs.google.com/drawings/d/1pmLCgUx6acxYjTHC4zG38FWXBT5W_ULu-Cq6snbcf8U/edit?disco=AAABSvHDX6E&quot;; &quot;drawing comment&quot;)" office:value-type="string" office:string-value="drawing comment" calcext:value-type="string">
            <text:p>drawing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ndrPys1NxSX1LKixn70jpcfjXi2MGc-xbysSqf6y97o/edit?disco=AAABL08ZROU&quot;; image(&quot;https://api.qrserver.com/v1/create-qr-code/?size=150x150&amp;data=https://docs.google.com/document/d/1ndrPys1NxSX1LKixn70jpcfjXi2MGc-xbysSqf6y97o/edit?disco=AAABL08ZROU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ndrPys1NxSX1LKixn70jpcfjXi2MGc-xbysSqf6y97o/edit?disco=AAABL08ZROU" xlink:type="simple">https://docs.google.com/document/d/1ndrPys1NxSX1LKixn70jpcfjXi2MGc-xbysSqf6y97o/edit?disco=AAABL08ZROU</text:a></text:p>
          </table:table-cell>
          <table:table-cell table:style-name="ce3" table:formula="of:=HYPERLINK(&quot;https://docs.google.com/document/d/1ndrPys1NxSX1LKixn70jpcfjXi2MGc-xbysSqf6y97o/edit?disco=AAABL08ZROU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CnIqF2rKOHzJNyHMzcXHF6cXz4gEFUZtqQxeVi7ppfk/edit?disco=AAABL1K4CgY&quot;; image(&quot;https://api.qrserver.com/v1/create-qr-code/?size=150x150&amp;data=https://docs.google.com/document/d/1CnIqF2rKOHzJNyHMzcXHF6cXz4gEFUZtqQxeVi7ppfk/edit?disco=AAABL1K4CgY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CnIqF2rKOHzJNyHMzcXHF6cXz4gEFUZtqQxeVi7ppfk/edit?disco=AAABL1K4CgY" xlink:type="simple">https://docs.google.com/document/d/1CnIqF2rKOHzJNyHMzcXHF6cXz4gEFUZtqQxeVi7ppfk/edit?disco=AAABL1K4CgY</text:a></text:p>
          </table:table-cell>
          <table:table-cell table:style-name="ce3" table:formula="of:=HYPERLINK(&quot;https://docs.google.com/document/d/1CnIqF2rKOHzJNyHMzcXHF6cXz4gEFUZtqQxeVi7ppfk/edit?disco=AAABL1K4CgY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Bhj-CfGD3O4e4P_1bHb5OqX8PCAc9W_uYwR7K6k9pTQ/edit?disco=AAABSdBG_38&quot;; image(&quot;https://api.qrserver.com/v1/create-qr-code/?size=150x150&amp;data=https://docs.google.com/document/d/1Bhj-CfGD3O4e4P_1bHb5OqX8PCAc9W_uYwR7K6k9pTQ/edit?disco=AAABSdBG_38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Bhj-CfGD3O4e4P_1bHb5OqX8PCAc9W_uYwR7K6k9pTQ/edit?disco=AAABSdBG_38" xlink:type="simple">https://docs.google.com/document/d/1Bhj-CfGD3O4e4P_1bHb5OqX8PCAc9W_uYwR7K6k9pTQ/edit?disco=AAABSdBG_38</text:a></text:p>
          </table:table-cell>
          <table:table-cell table:style-name="ce3" table:formula="of:=HYPERLINK(&quot;https://docs.google.com/document/d/1Bhj-CfGD3O4e4P_1bHb5OqX8PCAc9W_uYwR7K6k9pTQ/edit?disco=AAABSdBG_38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3SjMvNG_nz8n_ZYPWsppoxZFyTy-915tSMCsFrHYWxY/edit?disco=AAABL1XWj9I&quot;; image(&quot;https://api.qrserver.com/v1/create-qr-code/?size=150x150&amp;data=https://docs.google.com/document/d/13SjMvNG_nz8n_ZYPWsppoxZFyTy-915tSMCsFrHYWxY/edit?disco=AAABL1XWj9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3SjMvNG_nz8n_ZYPWsppoxZFyTy-915tSMCsFrHYWxY/edit?disco=AAABL1XWj9I" xlink:type="simple">https://docs.google.com/document/d/13SjMvNG_nz8n_ZYPWsppoxZFyTy-915tSMCsFrHYWxY/edit?disco=AAABL1XWj9I</text:a></text:p>
          </table:table-cell>
          <table:table-cell table:style-name="ce3" table:formula="of:=HYPERLINK(&quot;https://docs.google.com/document/d/13SjMvNG_nz8n_ZYPWsppoxZFyTy-915tSMCsFrHYWxY/edit?disco=AAABL1XWj9I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bbRFdApqGsYlrZTSvn9CE9gen6ii0L2s9udb104h_XM/edit?disco=AAABL1KWa30&quot;; image(&quot;https://api.qrserver.com/v1/create-qr-code/?size=150x150&amp;data=https://docs.google.com/document/d/1bbRFdApqGsYlrZTSvn9CE9gen6ii0L2s9udb104h_XM/edit?disco=AAABL1KWa3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bbRFdApqGsYlrZTSvn9CE9gen6ii0L2s9udb104h_XM/edit?disco=AAABL1KWa30" xlink:type="simple">https://docs.google.com/document/d/1bbRFdApqGsYlrZTSvn9CE9gen6ii0L2s9udb104h_XM/edit?disco=AAABL1KWa30</text:a></text:p>
          </table:table-cell>
          <table:table-cell table:style-name="ce3" table:formula="of:=HYPERLINK(&quot;https://docs.google.com/document/d/1bbRFdApqGsYlrZTSvn9CE9gen6ii0L2s9udb104h_XM/edit?disco=AAABL1KWa30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4AcJxTW0yAOMjIn8UkHiYmRcU23-a1JqEJktDhaVT5g/edit?disco=AAABSa0fb7A&quot;; image(&quot;https://api.qrserver.com/v1/create-qr-code/?size=150x150&amp;data=https://docs.google.com/document/d/14AcJxTW0yAOMjIn8UkHiYmRcU23-a1JqEJktDhaVT5g/edit?disco=AAABSa0fb7A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4AcJxTW0yAOMjIn8UkHiYmRcU23-a1JqEJktDhaVT5g/edit?disco=AAABSa0fb7A" xlink:type="simple">https://docs.google.com/document/d/14AcJxTW0yAOMjIn8UkHiYmRcU23-a1JqEJktDhaVT5g/edit?disco=AAABSa0fb7A</text:a></text:p>
          </table:table-cell>
          <table:table-cell table:style-name="ce3" table:formula="of:=HYPERLINK(&quot;https://docs.google.com/document/d/14AcJxTW0yAOMjIn8UkHiYmRcU23-a1JqEJktDhaVT5g/edit?disco=AAABSa0fb7A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pTV5HYyUFXgm7ueq9yTPGI2dvacq3EqeowrnuEtiZ4s/edit?disco=AAABSbM0SgQ&quot;; image(&quot;https://api.qrserver.com/v1/create-qr-code/?size=150x150&amp;data=https://docs.google.com/document/d/1pTV5HYyUFXgm7ueq9yTPGI2dvacq3EqeowrnuEtiZ4s/edit?disco=AAABSbM0SgQ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pTV5HYyUFXgm7ueq9yTPGI2dvacq3EqeowrnuEtiZ4s/edit?disco=AAABSbM0SgQ" xlink:type="simple">https://docs.google.com/document/d/1pTV5HYyUFXgm7ueq9yTPGI2dvacq3EqeowrnuEtiZ4s/edit?disco=AAABSbM0SgQ</text:a></text:p>
          </table:table-cell>
          <table:table-cell table:style-name="ce3" table:formula="of:=HYPERLINK(&quot;https://docs.google.com/document/d/1pTV5HYyUFXgm7ueq9yTPGI2dvacq3EqeowrnuEtiZ4s/edit?disco=AAABSbM0SgQ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MIuyMGq0Pker3pTT6e2pBK81pXYZ8N7ngbxEEDoTcBc/edit?disco=AAABSnASA7g&quot;; image(&quot;https://api.qrserver.com/v1/create-qr-code/?size=150x150&amp;data=https://docs.google.com/document/d/1MIuyMGq0Pker3pTT6e2pBK81pXYZ8N7ngbxEEDoTcBc/edit?disco=AAABSnASA7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MIuyMGq0Pker3pTT6e2pBK81pXYZ8N7ngbxEEDoTcBc/edit?disco=AAABSnASA7g" xlink:type="simple">https://docs.google.com/document/d/1MIuyMGq0Pker3pTT6e2pBK81pXYZ8N7ngbxEEDoTcBc/edit?disco=AAABSnASA7g</text:a></text:p>
          </table:table-cell>
          <table:table-cell table:style-name="ce3" table:formula="of:=HYPERLINK(&quot;https://docs.google.com/document/d/1MIuyMGq0Pker3pTT6e2pBK81pXYZ8N7ngbxEEDoTcBc/edit?disco=AAABSnASA7g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ZWp-38AfgkT8k_s0oTtzNzb1BuJQCjNu24m7Q5_r3Pc/edit?disco=AAABSVMVkCo&quot;; image(&quot;https://api.qrserver.com/v1/create-qr-code/?size=150x150&amp;data=https://docs.google.com/document/d/1ZWp-38AfgkT8k_s0oTtzNzb1BuJQCjNu24m7Q5_r3Pc/edit?disco=AAABSVMVkCo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ZWp-38AfgkT8k_s0oTtzNzb1BuJQCjNu24m7Q5_r3Pc/edit?disco=AAABSVMVkCo" xlink:type="simple">https://docs.google.com/document/d/1ZWp-38AfgkT8k_s0oTtzNzb1BuJQCjNu24m7Q5_r3Pc/edit?disco=AAABSVMVkCo</text:a></text:p>
          </table:table-cell>
          <table:table-cell table:style-name="ce3" table:formula="of:=HYPERLINK(&quot;https://docs.google.com/document/d/1ZWp-38AfgkT8k_s0oTtzNzb1BuJQCjNu24m7Q5_r3Pc/edit?disco=AAABSVMVkCo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4ZxakjhNbC5dkcP-GH0nUCRo9OFKPf4U9yCATJ_GahY/edit?disco=AAABSmYtQO8&quot;; image(&quot;https://api.qrserver.com/v1/create-qr-code/?size=150x150&amp;data=https://docs.google.com/document/d/14ZxakjhNbC5dkcP-GH0nUCRo9OFKPf4U9yCATJ_GahY/edit?disco=AAABSmYtQO8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4ZxakjhNbC5dkcP-GH0nUCRo9OFKPf4U9yCATJ_GahY/edit?disco=AAABSmYtQO8" xlink:type="simple">https://docs.google.com/document/d/14ZxakjhNbC5dkcP-GH0nUCRo9OFKPf4U9yCATJ_GahY/edit?disco=AAABSmYtQO8</text:a></text:p>
          </table:table-cell>
          <table:table-cell table:style-name="ce3" table:formula="of:=HYPERLINK(&quot;https://docs.google.com/document/d/14ZxakjhNbC5dkcP-GH0nUCRo9OFKPf4U9yCATJ_GahY/edit?disco=AAABSmYtQO8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LcIxGSEjC2forToEU-YhbVs_PC0NoWVFiwD14zUk1vY/edit?disco=AAABSb07Bbc&quot;; image(&quot;https://api.qrserver.com/v1/create-qr-code/?size=150x150&amp;data=https://docs.google.com/document/d/1LcIxGSEjC2forToEU-YhbVs_PC0NoWVFiwD14zUk1vY/edit?disco=AAABSb07Bbc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LcIxGSEjC2forToEU-YhbVs_PC0NoWVFiwD14zUk1vY/edit?disco=AAABSb07Bbc" xlink:type="simple">https://docs.google.com/document/d/1LcIxGSEjC2forToEU-YhbVs_PC0NoWVFiwD14zUk1vY/edit?disco=AAABSb07Bbc</text:a></text:p>
          </table:table-cell>
          <table:table-cell table:style-name="ce3" table:formula="of:=HYPERLINK(&quot;https://docs.google.com/document/d/1LcIxGSEjC2forToEU-YhbVs_PC0NoWVFiwD14zUk1vY/edit?disco=AAABSb07Bbc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rzZC57o3GPResWExu6ndTGR6750yaf3qlVQ2EhMc-mU/edit?disco=AAABSdTkstU&quot;; image(&quot;https://api.qrserver.com/v1/create-qr-code/?size=150x150&amp;data=https://docs.google.com/document/d/1rzZC57o3GPResWExu6ndTGR6750yaf3qlVQ2EhMc-mU/edit?disco=AAABSdTkstU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rzZC57o3GPResWExu6ndTGR6750yaf3qlVQ2EhMc-mU/edit?disco=AAABSdTkstU" xlink:type="simple">https://docs.google.com/document/d/1rzZC57o3GPResWExu6ndTGR6750yaf3qlVQ2EhMc-mU/edit?disco=AAABSdTkstU</text:a></text:p>
          </table:table-cell>
          <table:table-cell table:style-name="ce3" table:formula="of:=HYPERLINK(&quot;https://docs.google.com/document/d/1rzZC57o3GPResWExu6ndTGR6750yaf3qlVQ2EhMc-mU/edit?disco=AAABSdTkstU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PQChidADrU2aYlzoqzFCLwU73a1CMf5JdC2V0fWTn3E/edit?disco=AAABSd2-JMk&quot;; image(&quot;https://api.qrserver.com/v1/create-qr-code/?size=150x150&amp;data=https://docs.google.com/document/d/1PQChidADrU2aYlzoqzFCLwU73a1CMf5JdC2V0fWTn3E/edit?disco=AAABSd2-JM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PQChidADrU2aYlzoqzFCLwU73a1CMf5JdC2V0fWTn3E/edit?disco=AAABSd2-JMk" xlink:type="simple">https://docs.google.com/document/d/1PQChidADrU2aYlzoqzFCLwU73a1CMf5JdC2V0fWTn3E/edit?disco=AAABSd2-JMk</text:a></text:p>
          </table:table-cell>
          <table:table-cell table:style-name="ce3" table:formula="of:=HYPERLINK(&quot;https://docs.google.com/document/d/1PQChidADrU2aYlzoqzFCLwU73a1CMf5JdC2V0fWTn3E/edit?disco=AAABSd2-JMk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MUwAXivP9AstswaqGPjVOTzWbG56RScz4rj-0SmNGHA/edit?disco=AAABScUGZ_U&quot;; image(&quot;https://api.qrserver.com/v1/create-qr-code/?size=150x150&amp;data=https://docs.google.com/document/d/1MUwAXivP9AstswaqGPjVOTzWbG56RScz4rj-0SmNGHA/edit?disco=AAABScUGZ_U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MUwAXivP9AstswaqGPjVOTzWbG56RScz4rj-0SmNGHA/edit?disco=AAABScUGZ_U" xlink:type="simple">https://docs.google.com/document/d/1MUwAXivP9AstswaqGPjVOTzWbG56RScz4rj-0SmNGHA/edit?disco=AAABScUGZ_U</text:a></text:p>
          </table:table-cell>
          <table:table-cell table:style-name="ce3" table:formula="of:=HYPERLINK(&quot;https://docs.google.com/document/d/1MUwAXivP9AstswaqGPjVOTzWbG56RScz4rj-0SmNGHA/edit?disco=AAABScUGZ_U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cD0mSayeZWOSkK5Wm8jCWMBMmknk_DMHwSPvjFTGSKY/edit?disco=AAABSc7e1Mo&quot;; image(&quot;https://api.qrserver.com/v1/create-qr-code/?size=150x150&amp;data=https://docs.google.com/document/d/1cD0mSayeZWOSkK5Wm8jCWMBMmknk_DMHwSPvjFTGSKY/edit?disco=AAABSc7e1Mo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cD0mSayeZWOSkK5Wm8jCWMBMmknk_DMHwSPvjFTGSKY/edit?disco=AAABSc7e1Mo" xlink:type="simple">https://docs.google.com/document/d/1cD0mSayeZWOSkK5Wm8jCWMBMmknk_DMHwSPvjFTGSKY/edit?disco=AAABSc7e1Mo</text:a></text:p>
          </table:table-cell>
          <table:table-cell table:style-name="ce3" table:formula="of:=HYPERLINK(&quot;https://docs.google.com/document/d/1cD0mSayeZWOSkK5Wm8jCWMBMmknk_DMHwSPvjFTGSKY/edit?disco=AAABSc7e1Mo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fDE9niAC7z0wwQdTMkIY-u7wl26n7y6ceGD2LuUoKqY/edit?disco=AAABSaUJ6zM&quot;; image(&quot;https://api.qrserver.com/v1/create-qr-code/?size=150x150&amp;data=https://docs.google.com/document/d/1fDE9niAC7z0wwQdTMkIY-u7wl26n7y6ceGD2LuUoKqY/edit?disco=AAABSaUJ6z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fDE9niAC7z0wwQdTMkIY-u7wl26n7y6ceGD2LuUoKqY/edit?disco=AAABSaUJ6zM" xlink:type="simple">https://docs.google.com/document/d/1fDE9niAC7z0wwQdTMkIY-u7wl26n7y6ceGD2LuUoKqY/edit?disco=AAABSaUJ6zM</text:a></text:p>
          </table:table-cell>
          <table:table-cell table:style-name="ce3" table:formula="of:=HYPERLINK(&quot;https://docs.google.com/document/d/1fDE9niAC7z0wwQdTMkIY-u7wl26n7y6ceGD2LuUoKqY/edit?disco=AAABSaUJ6zM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M9IMhmzXVS8oi5F8sMkr5_B7jZc2c8RRnhKh1VoqWlY/edit?disco=AAABSu-cs6M&quot;; image(&quot;https://api.qrserver.com/v1/create-qr-code/?size=150x150&amp;data=https://docs.google.com/document/d/1M9IMhmzXVS8oi5F8sMkr5_B7jZc2c8RRnhKh1VoqWlY/edit?disco=AAABSu-cs6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M9IMhmzXVS8oi5F8sMkr5_B7jZc2c8RRnhKh1VoqWlY/edit?disco=AAABSu-cs6M" xlink:type="simple">https://docs.google.com/document/d/1M9IMhmzXVS8oi5F8sMkr5_B7jZc2c8RRnhKh1VoqWlY/edit?disco=AAABSu-cs6M</text:a></text:p>
          </table:table-cell>
          <table:table-cell table:style-name="ce3" table:formula="of:=HYPERLINK(&quot;https://docs.google.com/document/d/1M9IMhmzXVS8oi5F8sMkr5_B7jZc2c8RRnhKh1VoqWlY/edit?disco=AAABSu-cs6M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LM8X4nPjFZmMeLYmA2XwDIoapfTyC6TGO9moGt9VlZY/edit?disco=AAABSdMTYeM&quot;; image(&quot;https://api.qrserver.com/v1/create-qr-code/?size=150x150&amp;data=https://docs.google.com/document/d/1LM8X4nPjFZmMeLYmA2XwDIoapfTyC6TGO9moGt9VlZY/edit?disco=AAABSdMTYe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LM8X4nPjFZmMeLYmA2XwDIoapfTyC6TGO9moGt9VlZY/edit?disco=AAABSdMTYeM" xlink:type="simple">https://docs.google.com/document/d/1LM8X4nPjFZmMeLYmA2XwDIoapfTyC6TGO9moGt9VlZY/edit?disco=AAABSdMTYeM</text:a></text:p>
          </table:table-cell>
          <table:table-cell table:style-name="ce3" table:formula="of:=HYPERLINK(&quot;https://docs.google.com/document/d/1LM8X4nPjFZmMeLYmA2XwDIoapfTyC6TGO9moGt9VlZY/edit?disco=AAABSdMTYeM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h10WDvw1j_ck_JapZQH5d5RR1dpEgTFNbouHLnI1sUw/edit?disco=AAABSbTDWmg&quot;; image(&quot;https://api.qrserver.com/v1/create-qr-code/?size=150x150&amp;data=https://docs.google.com/document/d/1h10WDvw1j_ck_JapZQH5d5RR1dpEgTFNbouHLnI1sUw/edit?disco=AAABSbTDWm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h10WDvw1j_ck_JapZQH5d5RR1dpEgTFNbouHLnI1sUw/edit?disco=AAABSbTDWmg" xlink:type="simple">https://docs.google.com/document/d/1h10WDvw1j_ck_JapZQH5d5RR1dpEgTFNbouHLnI1sUw/edit?disco=AAABSbTDWmg</text:a></text:p>
          </table:table-cell>
          <table:table-cell table:style-name="ce3" table:formula="of:=HYPERLINK(&quot;https://docs.google.com/document/d/1h10WDvw1j_ck_JapZQH5d5RR1dpEgTFNbouHLnI1sUw/edit?disco=AAABSbTDWmg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ZRdY3zsm7Ub20Gh2slHko-eRTNOuaXRfFOpewNGKZOA/edit?disco=AAABSbTVJXM&quot;; image(&quot;https://api.qrserver.com/v1/create-qr-code/?size=150x150&amp;data=https://docs.google.com/document/d/1ZRdY3zsm7Ub20Gh2slHko-eRTNOuaXRfFOpewNGKZOA/edit?disco=AAABSbTVJX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ZRdY3zsm7Ub20Gh2slHko-eRTNOuaXRfFOpewNGKZOA/edit?disco=AAABSbTVJXM" xlink:type="simple">https://docs.google.com/document/d/1ZRdY3zsm7Ub20Gh2slHko-eRTNOuaXRfFOpewNGKZOA/edit?disco=AAABSbTVJXM</text:a></text:p>
          </table:table-cell>
          <table:table-cell table:style-name="ce3" table:formula="of:=HYPERLINK(&quot;https://docs.google.com/document/d/1ZRdY3zsm7Ub20Gh2slHko-eRTNOuaXRfFOpewNGKZOA/edit?disco=AAABSbTVJXM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b93ofkWOlPSUGR9cAcLNkuyYNnDMYCTOETzcB9Q4Z0I/edit?disco=AAABL02nb1I&quot;; image(&quot;https://api.qrserver.com/v1/create-qr-code/?size=150x150&amp;data=https://docs.google.com/document/d/1b93ofkWOlPSUGR9cAcLNkuyYNnDMYCTOETzcB9Q4Z0I/edit?disco=AAABL02nb1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b93ofkWOlPSUGR9cAcLNkuyYNnDMYCTOETzcB9Q4Z0I/edit?disco=AAABL02nb1I" xlink:type="simple">https://docs.google.com/document/d/1b93ofkWOlPSUGR9cAcLNkuyYNnDMYCTOETzcB9Q4Z0I/edit?disco=AAABL02nb1I</text:a></text:p>
          </table:table-cell>
          <table:table-cell table:style-name="ce3" table:formula="of:=HYPERLINK(&quot;https://docs.google.com/document/d/1b93ofkWOlPSUGR9cAcLNkuyYNnDMYCTOETzcB9Q4Z0I/edit?disco=AAABL02nb1I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presentation</text:p>
          </table:table-cell>
          <table:table-cell table:style-name="ce3" table:formula="of:=HYPERLINK(&quot;https://docs.google.com/presentation/d/1yrTUDKSDuWelImVnxkhui5P69po1nxy5NCJ1NP5-Z14/edit?disco=AAABSutMVBQ&quot;; image(&quot;https://api.qrserver.com/v1/create-qr-code/?size=150x150&amp;data=https://docs.google.com/presentation/d/1yrTUDKSDuWelImVnxkhui5P69po1nxy5NCJ1NP5-Z14/edit?disco=AAABSutMVBQ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yrTUDKSDuWelImVnxkhui5P69po1nxy5NCJ1NP5-Z14/edit?disco=AAABSutMVBQ" xlink:type="simple">https://docs.google.com/presentation/d/1yrTUDKSDuWelImVnxkhui5P69po1nxy5NCJ1NP5-Z14/edit?disco=AAABSutMVBQ</text:a></text:p>
          </table:table-cell>
          <table:table-cell table:style-name="ce3" table:formula="of:=HYPERLINK(&quot;https://docs.google.com/presentation/d/1yrTUDKSDuWelImVnxkhui5P69po1nxy5NCJ1NP5-Z14/edit?disco=AAABSutMVBQ&quot;; &quot;presentation comment&quot;)" office:value-type="string" office:string-value="presentation comment" calcext:value-type="string">
            <text:p>presentation comment</text:p>
          </table:table-cell>
          <table:table-cell table:number-columns-repeated="1019"/>
        </table:table-row>
        <table:table-row table:style-name="ro4" table:number-rows-repeated="104840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nt_20_a_20_photobooth_20_Culver_20_City" style:display-name="PageStyle_rent a photobooth Culver C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6" meta:object-count="0"/>
    <meta:generator>LibreOfficeDev/6.0.5.2$Linux_X86_64 LibreOffice_project/</meta:generator>
  </office:meta>
</office:document-meta>
</file>